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26mm"/>
    </style:style>
    <style:style style:name="co2" style:family="table-column">
      <style:table-column-properties fo:break-before="auto" style:column-width="40.4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57.4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Total_20_x_20_Ano">
      <style:table-properties table:display="true" style:writing-mode="lr-tb"/>
    </style:style>
    <style:style style:name="ta2" style:family="table" style:master-page-name="PageStyle_5f_Total_20_x_20_Ano_5f_TX_5f_VAR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.1000003814697pt" fo:font-style="normal" fo:text-shadow="none" style:text-underline-style="none" fo:font-weight="bold" style:font-size-asian="12.1000003814697pt" style:font-style-asian="normal" style:font-weight-asian="bold" style:font-name-complex="Calibri" style:font-size-complex="12.1000003814697pt" style:font-style-complex="normal" style:font-weight-complex="bold"/>
    </style:style>
    <style:style style:name="ce4" style:family="table-cell" style:parent-style-name="Excel_20_Built-in_20_Comma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omma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 x An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4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4" table:formula="of:=+['file:///home/suporte/Downloads/variaveis%20eixo%201/NECCULT%20-%202017%20-%20ATLAS%20-%20V01%20-%20TOTAL%20(FINAL)%20(08%20SET).xlsx'#$'Total x Ano'.B34]" office:value-type="float" office:value="0.00734457549029547" calcext:value-type="float">
            <text:p><text:s/>0,007345 </text:p>
          </table:table-cell>
          <table:table-cell table:style-name="ce4" table:formula="of:=+['file:///home/suporte/Downloads/variaveis%20eixo%201/NECCULT%20-%202017%20-%20ATLAS%20-%20V01%20-%20TOTAL%20(FINAL)%20(08%20SET).xlsx'#$'Total x Ano'.C34]" office:value-type="float" office:value="0.00712427412538283" calcext:value-type="float">
            <text:p><text:s/>0,007124 </text:p>
          </table:table-cell>
          <table:table-cell table:style-name="ce4" table:formula="of:=+['file:///home/suporte/Downloads/variaveis%20eixo%201/NECCULT%20-%202017%20-%20ATLAS%20-%20V01%20-%20TOTAL%20(FINAL)%20(08%20SET).xlsx'#$'Total x Ano'.D34]" office:value-type="float" office:value="0.00752257306192232" calcext:value-type="float">
            <text:p><text:s/>0,007523 </text:p>
          </table:table-cell>
          <table:table-cell table:style-name="ce4" table:formula="of:=+['file:///home/suporte/Downloads/variaveis%20eixo%201/NECCULT%20-%202017%20-%20ATLAS%20-%20V01%20-%20TOTAL%20(FINAL)%20(08%20SET).xlsx'#$'Total x Ano'.E34]" office:value-type="float" office:value="0.00731094591130479" calcext:value-type="float">
            <text:p><text:s/>0,007311 </text:p>
          </table:table-cell>
          <table:table-cell table:style-name="ce4" table:formula="of:=+['file:///home/suporte/Downloads/variaveis%20eixo%201/NECCULT%20-%202017%20-%20ATLAS%20-%20V01%20-%20TOTAL%20(FINAL)%20(08%20SET).xlsx'#$'Total x Ano'.F34]" office:value-type="float" office:value="0.00760553165214494" calcext:value-type="float">
            <text:p><text:s/>0,007606 </text:p>
          </table:table-cell>
          <table:table-cell table:style-name="ce4" table:formula="of:=+['file:///home/suporte/Downloads/variaveis%20eixo%201/NECCULT%20-%202017%20-%20ATLAS%20-%20V01%20-%20TOTAL%20(FINAL)%20(08%20SET).xlsx'#$'Total x Ano'.G34]" office:value-type="float" office:value="0.00782445668809305" calcext:value-type="float">
            <text:p><text:s/>0,007824 </text:p>
          </table:table-cell>
          <table:table-cell table:style-name="ce4" table:formula="of:=+['file:///home/suporte/Downloads/variaveis%20eixo%201/NECCULT%20-%202017%20-%20ATLAS%20-%20V01%20-%20TOTAL%20(FINAL)%20(08%20SET).xlsx'#$'Total x Ano'.H34]" office:value-type="float" office:value="0.00786293891316297" calcext:value-type="float">
            <text:p><text:s/>0,007863 </text:p>
          </table:table-cell>
          <table:table-cell table:style-name="ce4" table:formula="of:=+['file:///home/suporte/Downloads/variaveis%20eixo%201/NECCULT%20-%202017%20-%20ATLAS%20-%20V01%20-%20TOTAL%20(FINAL)%20(08%20SET).xlsx'#$'Total x Ano'.I34]" office:value-type="float" office:value="0.00787061300673967" calcext:value-type="float">
            <text:p><text:s/>0,00787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4" table:formula="of:=+['file:///home/suporte/Downloads/variaveis%20eixo%201/NECCULT%20-%202017%20-%20ATLAS%20-%20V01%20-%20TOTAL%20(FINAL)%20(08%20SET).xlsx'#$'Total x Ano'.B35]" office:value-type="float" office:value="0.00171223232289097" calcext:value-type="float">
            <text:p><text:s/>0,001712 </text:p>
          </table:table-cell>
          <table:table-cell table:style-name="ce4" table:formula="of:=+['file:///home/suporte/Downloads/variaveis%20eixo%201/NECCULT%20-%202017%20-%20ATLAS%20-%20V01%20-%20TOTAL%20(FINAL)%20(08%20SET).xlsx'#$'Total x Ano'.C35]" office:value-type="float" office:value="0.00163561917516493" calcext:value-type="float">
            <text:p><text:s/>0,001636 </text:p>
          </table:table-cell>
          <table:table-cell table:style-name="ce4" table:formula="of:=+['file:///home/suporte/Downloads/variaveis%20eixo%201/NECCULT%20-%202017%20-%20ATLAS%20-%20V01%20-%20TOTAL%20(FINAL)%20(08%20SET).xlsx'#$'Total x Ano'.D35]" office:value-type="float" office:value="0.00166693380349415" calcext:value-type="float">
            <text:p><text:s/>0,001667 </text:p>
          </table:table-cell>
          <table:table-cell table:style-name="ce4" table:formula="of:=+['file:///home/suporte/Downloads/variaveis%20eixo%201/NECCULT%20-%202017%20-%20ATLAS%20-%20V01%20-%20TOTAL%20(FINAL)%20(08%20SET).xlsx'#$'Total x Ano'.E35]" office:value-type="float" office:value="0.00166111253524737" calcext:value-type="float">
            <text:p><text:s/>0,001661 </text:p>
          </table:table-cell>
          <table:table-cell table:style-name="ce4" table:formula="of:=+['file:///home/suporte/Downloads/variaveis%20eixo%201/NECCULT%20-%202017%20-%20ATLAS%20-%20V01%20-%20TOTAL%20(FINAL)%20(08%20SET).xlsx'#$'Total x Ano'.F35]" office:value-type="float" office:value="0.00182297537023062" calcext:value-type="float">
            <text:p><text:s/>0,001823 </text:p>
          </table:table-cell>
          <table:table-cell table:style-name="ce4" table:formula="of:=+['file:///home/suporte/Downloads/variaveis%20eixo%201/NECCULT%20-%202017%20-%20ATLAS%20-%20V01%20-%20TOTAL%20(FINAL)%20(08%20SET).xlsx'#$'Total x Ano'.G35]" office:value-type="float" office:value="0.00186524334251607" calcext:value-type="float">
            <text:p><text:s/>0,001865 </text:p>
          </table:table-cell>
          <table:table-cell table:style-name="ce4" table:formula="of:=+['file:///home/suporte/Downloads/variaveis%20eixo%201/NECCULT%20-%202017%20-%20ATLAS%20-%20V01%20-%20TOTAL%20(FINAL)%20(08%20SET).xlsx'#$'Total x Ano'.H35]" office:value-type="float" office:value="0.00182599055329377" calcext:value-type="float">
            <text:p><text:s/>0,001826 </text:p>
          </table:table-cell>
          <table:table-cell table:style-name="ce4" table:formula="of:=+['file:///home/suporte/Downloads/variaveis%20eixo%201/NECCULT%20-%202017%20-%20ATLAS%20-%20V01%20-%20TOTAL%20(FINAL)%20(08%20SET).xlsx'#$'Total x Ano'.I35]" office:value-type="float" office:value="0.00197684789304793" calcext:value-type="float">
            <text:p><text:s/>0,00197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4" table:formula="of:=+['file:///home/suporte/Downloads/variaveis%20eixo%201/NECCULT%20-%202017%20-%20ATLAS%20-%20V01%20-%20TOTAL%20(FINAL)%20(08%20SET).xlsx'#$'Total x Ano'.B36]" office:value-type="float" office:value="0.00657857681952846" calcext:value-type="float">
            <text:p><text:s/>0,006579 </text:p>
          </table:table-cell>
          <table:table-cell table:style-name="ce4" table:formula="of:=+['file:///home/suporte/Downloads/variaveis%20eixo%201/NECCULT%20-%202017%20-%20ATLAS%20-%20V01%20-%20TOTAL%20(FINAL)%20(08%20SET).xlsx'#$'Total x Ano'.C36]" office:value-type="float" office:value="0.00664127248976366" calcext:value-type="float">
            <text:p><text:s/>0,006641 </text:p>
          </table:table-cell>
          <table:table-cell table:style-name="ce4" table:formula="of:=+['file:///home/suporte/Downloads/variaveis%20eixo%201/NECCULT%20-%202017%20-%20ATLAS%20-%20V01%20-%20TOTAL%20(FINAL)%20(08%20SET).xlsx'#$'Total x Ano'.D36]" office:value-type="float" office:value="0.00699898488005556" calcext:value-type="float">
            <text:p><text:s/>0,006999 </text:p>
          </table:table-cell>
          <table:table-cell table:style-name="ce4" table:formula="of:=+['file:///home/suporte/Downloads/variaveis%20eixo%201/NECCULT%20-%202017%20-%20ATLAS%20-%20V01%20-%20TOTAL%20(FINAL)%20(08%20SET).xlsx'#$'Total x Ano'.E36]" office:value-type="float" office:value="0.00720840810048705" calcext:value-type="float">
            <text:p><text:s/>0,007208 </text:p>
          </table:table-cell>
          <table:table-cell table:style-name="ce4" table:formula="of:=+['file:///home/suporte/Downloads/variaveis%20eixo%201/NECCULT%20-%202017%20-%20ATLAS%20-%20V01%20-%20TOTAL%20(FINAL)%20(08%20SET).xlsx'#$'Total x Ano'.F36]" office:value-type="float" office:value="0.00730170242377317" calcext:value-type="float">
            <text:p><text:s/>0,007302 </text:p>
          </table:table-cell>
          <table:table-cell table:style-name="ce4" table:formula="of:=+['file:///home/suporte/Downloads/variaveis%20eixo%201/NECCULT%20-%202017%20-%20ATLAS%20-%20V01%20-%20TOTAL%20(FINAL)%20(08%20SET).xlsx'#$'Total x Ano'.G36]" office:value-type="float" office:value="0.00750880012243649" calcext:value-type="float">
            <text:p><text:s/>0,007509 </text:p>
          </table:table-cell>
          <table:table-cell table:style-name="ce4" table:formula="of:=+['file:///home/suporte/Downloads/variaveis%20eixo%201/NECCULT%20-%202017%20-%20ATLAS%20-%20V01%20-%20TOTAL%20(FINAL)%20(08%20SET).xlsx'#$'Total x Ano'.H36]" office:value-type="float" office:value="0.0073971249965064" calcext:value-type="float">
            <text:p><text:s/>0,007397 </text:p>
          </table:table-cell>
          <table:table-cell table:style-name="ce4" table:formula="of:=+['file:///home/suporte/Downloads/variaveis%20eixo%201/NECCULT%20-%202017%20-%20ATLAS%20-%20V01%20-%20TOTAL%20(FINAL)%20(08%20SET).xlsx'#$'Total x Ano'.I36]" office:value-type="float" office:value="0.00719020954587666" calcext:value-type="float">
            <text:p><text:s/>0,00719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4" table:formula="of:=+['file:///home/suporte/Downloads/variaveis%20eixo%201/NECCULT%20-%202017%20-%20ATLAS%20-%20V01%20-%20TOTAL%20(FINAL)%20(08%20SET).xlsx'#$'Total x Ano'.B37]" office:value-type="float" office:value="0.00181361449990425" calcext:value-type="float">
            <text:p><text:s/>0,001814 </text:p>
          </table:table-cell>
          <table:table-cell table:style-name="ce4" table:formula="of:=+['file:///home/suporte/Downloads/variaveis%20eixo%201/NECCULT%20-%202017%20-%20ATLAS%20-%20V01%20-%20TOTAL%20(FINAL)%20(08%20SET).xlsx'#$'Total x Ano'.C37]" office:value-type="float" office:value="0.0017783242038706" calcext:value-type="float">
            <text:p><text:s/>0,001778 </text:p>
          </table:table-cell>
          <table:table-cell table:style-name="ce4" table:formula="of:=+['file:///home/suporte/Downloads/variaveis%20eixo%201/NECCULT%20-%202017%20-%20ATLAS%20-%20V01%20-%20TOTAL%20(FINAL)%20(08%20SET).xlsx'#$'Total x Ano'.D37]" office:value-type="float" office:value="0.00167761927659347" calcext:value-type="float">
            <text:p><text:s/>0,001678 </text:p>
          </table:table-cell>
          <table:table-cell table:style-name="ce4" table:formula="of:=+['file:///home/suporte/Downloads/variaveis%20eixo%201/NECCULT%20-%202017%20-%20ATLAS%20-%20V01%20-%20TOTAL%20(FINAL)%20(08%20SET).xlsx'#$'Total x Ano'.E37]" office:value-type="float" office:value="0.00171238144065624" calcext:value-type="float">
            <text:p><text:s/>0,001712 </text:p>
          </table:table-cell>
          <table:table-cell table:style-name="ce4" table:formula="of:=+['file:///home/suporte/Downloads/variaveis%20eixo%201/NECCULT%20-%202017%20-%20ATLAS%20-%20V01%20-%20TOTAL%20(FINAL)%20(08%20SET).xlsx'#$'Total x Ano'.F37]" office:value-type="float" office:value="0.00172496594172359" calcext:value-type="float">
            <text:p><text:s/>0,001725 </text:p>
          </table:table-cell>
          <table:table-cell table:style-name="ce4" table:formula="of:=+['file:///home/suporte/Downloads/variaveis%20eixo%201/NECCULT%20-%202017%20-%20ATLAS%20-%20V01%20-%20TOTAL%20(FINAL)%20(08%20SET).xlsx'#$'Total x Ano'.G37]" office:value-type="float" office:value="0.00174089378634833" calcext:value-type="float">
            <text:p><text:s/>0,001741 </text:p>
          </table:table-cell>
          <table:table-cell table:style-name="ce4" table:formula="of:=+['file:///home/suporte/Downloads/variaveis%20eixo%201/NECCULT%20-%202017%20-%20ATLAS%20-%20V01%20-%20TOTAL%20(FINAL)%20(08%20SET).xlsx'#$'Total x Ano'.H37]" office:value-type="float" office:value="0.0016862463782968" calcext:value-type="float">
            <text:p><text:s/>0,001686 </text:p>
          </table:table-cell>
          <table:table-cell table:style-name="ce4" table:formula="of:=+['file:///home/suporte/Downloads/variaveis%20eixo%201/NECCULT%20-%202017%20-%20ATLAS%20-%20V01%20-%20TOTAL%20(FINAL)%20(08%20SET).xlsx'#$'Total x Ano'.I37]" office:value-type="float" office:value="0.00185731755532875" calcext:value-type="float">
            <text:p><text:s/>0,00185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4" table:formula="of:=+['file:///home/suporte/Downloads/variaveis%20eixo%201/NECCULT%20-%202017%20-%20ATLAS%20-%20V01%20-%20TOTAL%20(FINAL)%20(08%20SET).xlsx'#$'Total x Ano'.B38]" office:value-type="float" office:value="0.0123460962229507" calcext:value-type="float">
            <text:p><text:s/>0,012346 </text:p>
          </table:table-cell>
          <table:table-cell table:style-name="ce4" table:formula="of:=+['file:///home/suporte/Downloads/variaveis%20eixo%201/NECCULT%20-%202017%20-%20ATLAS%20-%20V01%20-%20TOTAL%20(FINAL)%20(08%20SET).xlsx'#$'Total x Ano'.C38]" office:value-type="float" office:value="0.0127227021746051" calcext:value-type="float">
            <text:p><text:s/>0,012723 </text:p>
          </table:table-cell>
          <table:table-cell table:style-name="ce4" table:formula="of:=+['file:///home/suporte/Downloads/variaveis%20eixo%201/NECCULT%20-%202017%20-%20ATLAS%20-%20V01%20-%20TOTAL%20(FINAL)%20(08%20SET).xlsx'#$'Total x Ano'.D38]" office:value-type="float" office:value="0.0122669231180211" calcext:value-type="float">
            <text:p><text:s/>0,012267 </text:p>
          </table:table-cell>
          <table:table-cell table:style-name="ce4" table:formula="of:=+['file:///home/suporte/Downloads/variaveis%20eixo%201/NECCULT%20-%202017%20-%20ATLAS%20-%20V01%20-%20TOTAL%20(FINAL)%20(08%20SET).xlsx'#$'Total x Ano'.E38]" office:value-type="float" office:value="0.0123147910792105" calcext:value-type="float">
            <text:p><text:s/>0,012315 </text:p>
          </table:table-cell>
          <table:table-cell table:style-name="ce4" table:formula="of:=+['file:///home/suporte/Downloads/variaveis%20eixo%201/NECCULT%20-%202017%20-%20ATLAS%20-%20V01%20-%20TOTAL%20(FINAL)%20(08%20SET).xlsx'#$'Total x Ano'.F38]" office:value-type="float" office:value="0.0126040125060031" calcext:value-type="float">
            <text:p><text:s/>0,012604 </text:p>
          </table:table-cell>
          <table:table-cell table:style-name="ce4" table:formula="of:=+['file:///home/suporte/Downloads/variaveis%20eixo%201/NECCULT%20-%202017%20-%20ATLAS%20-%20V01%20-%20TOTAL%20(FINAL)%20(08%20SET).xlsx'#$'Total x Ano'.G38]" office:value-type="float" office:value="0.012980180593817" calcext:value-type="float">
            <text:p><text:s/>0,012980 </text:p>
          </table:table-cell>
          <table:table-cell table:style-name="ce4" table:formula="of:=+['file:///home/suporte/Downloads/variaveis%20eixo%201/NECCULT%20-%202017%20-%20ATLAS%20-%20V01%20-%20TOTAL%20(FINAL)%20(08%20SET).xlsx'#$'Total x Ano'.H38]" office:value-type="float" office:value="0.012893729213054" calcext:value-type="float">
            <text:p><text:s/>0,012894 </text:p>
          </table:table-cell>
          <table:table-cell table:style-name="ce4" table:formula="of:=+['file:///home/suporte/Downloads/variaveis%20eixo%201/NECCULT%20-%202017%20-%20ATLAS%20-%20V01%20-%20TOTAL%20(FINAL)%20(08%20SET).xlsx'#$'Total x Ano'.I38]" office:value-type="float" office:value="0.0136540424240753" calcext:value-type="float">
            <text:p><text:s/>0,01365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4" table:formula="of:=+['file:///home/suporte/Downloads/variaveis%20eixo%201/NECCULT%20-%202017%20-%20ATLAS%20-%20V01%20-%20TOTAL%20(FINAL)%20(08%20SET).xlsx'#$'Total x Ano'.B39]" office:value-type="float" office:value="0.00193752604958715" calcext:value-type="float">
            <text:p><text:s/>0,001938 </text:p>
          </table:table-cell>
          <table:table-cell table:style-name="ce4" table:formula="of:=+['file:///home/suporte/Downloads/variaveis%20eixo%201/NECCULT%20-%202017%20-%20ATLAS%20-%20V01%20-%20TOTAL%20(FINAL)%20(08%20SET).xlsx'#$'Total x Ano'.C39]" office:value-type="float" office:value="0.00184418806327321" calcext:value-type="float">
            <text:p><text:s/>0,001844 </text:p>
          </table:table-cell>
          <table:table-cell table:style-name="ce4" table:formula="of:=+['file:///home/suporte/Downloads/variaveis%20eixo%201/NECCULT%20-%202017%20-%20ATLAS%20-%20V01%20-%20TOTAL%20(FINAL)%20(08%20SET).xlsx'#$'Total x Ano'.D39]" office:value-type="float" office:value="0.00178447400758669" calcext:value-type="float">
            <text:p><text:s/>0,001784 </text:p>
          </table:table-cell>
          <table:table-cell table:style-name="ce4" table:formula="of:=+['file:///home/suporte/Downloads/variaveis%20eixo%201/NECCULT%20-%202017%20-%20ATLAS%20-%20V01%20-%20TOTAL%20(FINAL)%20(08%20SET).xlsx'#$'Total x Ano'.E39]" office:value-type="float" office:value="0.00182517303255576" calcext:value-type="float">
            <text:p><text:s/>0,001825 </text:p>
          </table:table-cell>
          <table:table-cell table:style-name="ce4" table:formula="of:=+['file:///home/suporte/Downloads/variaveis%20eixo%201/NECCULT%20-%202017%20-%20ATLAS%20-%20V01%20-%20TOTAL%20(FINAL)%20(08%20SET).xlsx'#$'Total x Ano'.F39]" office:value-type="float" office:value="0.00198959139869255" calcext:value-type="float">
            <text:p><text:s/>0,001990 </text:p>
          </table:table-cell>
          <table:table-cell table:style-name="ce4" table:formula="of:=+['file:///home/suporte/Downloads/variaveis%20eixo%201/NECCULT%20-%202017%20-%20ATLAS%20-%20V01%20-%20TOTAL%20(FINAL)%20(08%20SET).xlsx'#$'Total x Ano'.G39]" office:value-type="float" office:value="0.00198959289868381" calcext:value-type="float">
            <text:p><text:s/>0,001990 </text:p>
          </table:table-cell>
          <table:table-cell table:style-name="ce4" table:formula="of:=+['file:///home/suporte/Downloads/variaveis%20eixo%201/NECCULT%20-%202017%20-%20ATLAS%20-%20V01%20-%20TOTAL%20(FINAL)%20(08%20SET).xlsx'#$'Total x Ano'.H39]" office:value-type="float" office:value="0.00208684634662145" calcext:value-type="float">
            <text:p><text:s/>0,002087 </text:p>
          </table:table-cell>
          <table:table-cell table:style-name="ce4" table:formula="of:=+['file:///home/suporte/Downloads/variaveis%20eixo%201/NECCULT%20-%202017%20-%20ATLAS%20-%20V01%20-%20TOTAL%20(FINAL)%20(08%20SET).xlsx'#$'Total x Ano'.I39]" office:value-type="float" office:value="0.002022821099863" calcext:value-type="float">
            <text:p><text:s/>0,0020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4" table:formula="of:=+['file:///home/suporte/Downloads/variaveis%20eixo%201/NECCULT%20-%202017%20-%20ATLAS%20-%20V01%20-%20TOTAL%20(FINAL)%20(08%20SET).xlsx'#$'Total x Ano'.B40]" office:value-type="float" office:value="0.00393137553084834" calcext:value-type="float">
            <text:p><text:s/>0,003931 </text:p>
          </table:table-cell>
          <table:table-cell table:style-name="ce4" table:formula="of:=+['file:///home/suporte/Downloads/variaveis%20eixo%201/NECCULT%20-%202017%20-%20ATLAS%20-%20V01%20-%20TOTAL%20(FINAL)%20(08%20SET).xlsx'#$'Total x Ano'.C40]" office:value-type="float" office:value="0.00424821893146866" calcext:value-type="float">
            <text:p><text:s/>0,004248 </text:p>
          </table:table-cell>
          <table:table-cell table:style-name="ce4" table:formula="of:=+['file:///home/suporte/Downloads/variaveis%20eixo%201/NECCULT%20-%202017%20-%20ATLAS%20-%20V01%20-%20TOTAL%20(FINAL)%20(08%20SET).xlsx'#$'Total x Ano'.D40]" office:value-type="float" office:value="0.00418870545493402" calcext:value-type="float">
            <text:p><text:s/>0,004189 </text:p>
          </table:table-cell>
          <table:table-cell table:style-name="ce4" table:formula="of:=+['file:///home/suporte/Downloads/variaveis%20eixo%201/NECCULT%20-%202017%20-%20ATLAS%20-%20V01%20-%20TOTAL%20(FINAL)%20(08%20SET).xlsx'#$'Total x Ano'.E40]" office:value-type="float" office:value="0.0042450653678544" calcext:value-type="float">
            <text:p><text:s/>0,004245 </text:p>
          </table:table-cell>
          <table:table-cell table:style-name="ce4" table:formula="of:=+['file:///home/suporte/Downloads/variaveis%20eixo%201/NECCULT%20-%202017%20-%20ATLAS%20-%20V01%20-%20TOTAL%20(FINAL)%20(08%20SET).xlsx'#$'Total x Ano'.F40]" office:value-type="float" office:value="0.00442022522566671" calcext:value-type="float">
            <text:p><text:s/>0,004420 </text:p>
          </table:table-cell>
          <table:table-cell table:style-name="ce4" table:formula="of:=+['file:///home/suporte/Downloads/variaveis%20eixo%201/NECCULT%20-%202017%20-%20ATLAS%20-%20V01%20-%20TOTAL%20(FINAL)%20(08%20SET).xlsx'#$'Total x Ano'.G40]" office:value-type="float" office:value="0.00419918885827977" calcext:value-type="float">
            <text:p><text:s/>0,004199 </text:p>
          </table:table-cell>
          <table:table-cell table:style-name="ce4" table:formula="of:=+['file:///home/suporte/Downloads/variaveis%20eixo%201/NECCULT%20-%202017%20-%20ATLAS%20-%20V01%20-%20TOTAL%20(FINAL)%20(08%20SET).xlsx'#$'Total x Ano'.H40]" office:value-type="float" office:value="0.00422027408490856" calcext:value-type="float">
            <text:p><text:s/>0,004220 </text:p>
          </table:table-cell>
          <table:table-cell table:style-name="ce4" table:formula="of:=+['file:///home/suporte/Downloads/variaveis%20eixo%201/NECCULT%20-%202017%20-%20ATLAS%20-%20V01%20-%20TOTAL%20(FINAL)%20(08%20SET).xlsx'#$'Total x Ano'.I40]" office:value-type="float" office:value="0.00421114574426025" calcext:value-type="float">
            <text:p><text:s/>0,00421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4" table:formula="of:=+['file:///home/suporte/Downloads/variaveis%20eixo%201/NECCULT%20-%202017%20-%20ATLAS%20-%20V01%20-%20TOTAL%20(FINAL)%20(08%20SET).xlsx'#$'Total x Ano'.B41]" office:value-type="float" office:value="0.00999177677897559" calcext:value-type="float">
            <text:p><text:s/>0,009992 </text:p>
          </table:table-cell>
          <table:table-cell table:style-name="ce4" table:formula="of:=+['file:///home/suporte/Downloads/variaveis%20eixo%201/NECCULT%20-%202017%20-%20ATLAS%20-%20V01%20-%20TOTAL%20(FINAL)%20(08%20SET).xlsx'#$'Total x Ano'.C41]" office:value-type="float" office:value="0.00948439575397653" calcext:value-type="float">
            <text:p><text:s/>0,009484 </text:p>
          </table:table-cell>
          <table:table-cell table:style-name="ce4" table:formula="of:=+['file:///home/suporte/Downloads/variaveis%20eixo%201/NECCULT%20-%202017%20-%20ATLAS%20-%20V01%20-%20TOTAL%20(FINAL)%20(08%20SET).xlsx'#$'Total x Ano'.D41]" office:value-type="float" office:value="0.00923224875781375" calcext:value-type="float">
            <text:p><text:s/>0,009232 </text:p>
          </table:table-cell>
          <table:table-cell table:style-name="ce4" table:formula="of:=+['file:///home/suporte/Downloads/variaveis%20eixo%201/NECCULT%20-%202017%20-%20ATLAS%20-%20V01%20-%20TOTAL%20(FINAL)%20(08%20SET).xlsx'#$'Total x Ano'.E41]" office:value-type="float" office:value="0.00985388361958472" calcext:value-type="float">
            <text:p><text:s/>0,009854 </text:p>
          </table:table-cell>
          <table:table-cell table:style-name="ce4" table:formula="of:=+['file:///home/suporte/Downloads/variaveis%20eixo%201/NECCULT%20-%202017%20-%20ATLAS%20-%20V01%20-%20TOTAL%20(FINAL)%20(08%20SET).xlsx'#$'Total x Ano'.F41]" office:value-type="float" office:value="0.0102321843361331" calcext:value-type="float">
            <text:p><text:s/>0,010232 </text:p>
          </table:table-cell>
          <table:table-cell table:style-name="ce4" table:formula="of:=+['file:///home/suporte/Downloads/variaveis%20eixo%201/NECCULT%20-%202017%20-%20ATLAS%20-%20V01%20-%20TOTAL%20(FINAL)%20(08%20SET).xlsx'#$'Total x Ano'.G41]" office:value-type="float" office:value="0.0105027548209366" calcext:value-type="float">
            <text:p><text:s/>0,010503 </text:p>
          </table:table-cell>
          <table:table-cell table:style-name="ce4" table:formula="of:=+['file:///home/suporte/Downloads/variaveis%20eixo%201/NECCULT%20-%202017%20-%20ATLAS%20-%20V01%20-%20TOTAL%20(FINAL)%20(08%20SET).xlsx'#$'Total x Ano'.H41]" office:value-type="float" office:value="0.0106578224131024" calcext:value-type="float">
            <text:p><text:s/>0,010658 </text:p>
          </table:table-cell>
          <table:table-cell table:style-name="ce4" table:formula="of:=+['file:///home/suporte/Downloads/variaveis%20eixo%201/NECCULT%20-%202017%20-%20ATLAS%20-%20V01%20-%20TOTAL%20(FINAL)%20(08%20SET).xlsx'#$'Total x Ano'.I41]" office:value-type="float" office:value="0.0106749786224588" calcext:value-type="float">
            <text:p><text:s/>0,01067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4" table:formula="of:=+['file:///home/suporte/Downloads/variaveis%20eixo%201/NECCULT%20-%202017%20-%20ATLAS%20-%20V01%20-%20TOTAL%20(FINAL)%20(08%20SET).xlsx'#$'Total x Ano'.B42]" office:value-type="float" office:value="0.00622937154314938" calcext:value-type="float">
            <text:p><text:s/>0,006229 </text:p>
          </table:table-cell>
          <table:table-cell table:style-name="ce4" table:formula="of:=+['file:///home/suporte/Downloads/variaveis%20eixo%201/NECCULT%20-%202017%20-%20ATLAS%20-%20V01%20-%20TOTAL%20(FINAL)%20(08%20SET).xlsx'#$'Total x Ano'.C42]" office:value-type="float" office:value="0.00623511202344753" calcext:value-type="float">
            <text:p><text:s/>0,006235 </text:p>
          </table:table-cell>
          <table:table-cell table:style-name="ce4" table:formula="of:=+['file:///home/suporte/Downloads/variaveis%20eixo%201/NECCULT%20-%202017%20-%20ATLAS%20-%20V01%20-%20TOTAL%20(FINAL)%20(08%20SET).xlsx'#$'Total x Ano'.D42]" office:value-type="float" office:value="0.00624031629000374" calcext:value-type="float">
            <text:p><text:s/>0,006240 </text:p>
          </table:table-cell>
          <table:table-cell table:style-name="ce4" table:formula="of:=+['file:///home/suporte/Downloads/variaveis%20eixo%201/NECCULT%20-%202017%20-%20ATLAS%20-%20V01%20-%20TOTAL%20(FINAL)%20(08%20SET).xlsx'#$'Total x Ano'.E42]" office:value-type="float" office:value="0.0065214047680082" calcext:value-type="float">
            <text:p><text:s/>0,006521 </text:p>
          </table:table-cell>
          <table:table-cell table:style-name="ce4" table:formula="of:=+['file:///home/suporte/Downloads/variaveis%20eixo%201/NECCULT%20-%202017%20-%20ATLAS%20-%20V01%20-%20TOTAL%20(FINAL)%20(08%20SET).xlsx'#$'Total x Ano'.F42]" office:value-type="float" office:value="0.00666464113847752" calcext:value-type="float">
            <text:p><text:s/>0,006665 </text:p>
          </table:table-cell>
          <table:table-cell table:style-name="ce4" table:formula="of:=+['file:///home/suporte/Downloads/variaveis%20eixo%201/NECCULT%20-%202017%20-%20ATLAS%20-%20V01%20-%20TOTAL%20(FINAL)%20(08%20SET).xlsx'#$'Total x Ano'.G42]" office:value-type="float" office:value="0.00681052953780227" calcext:value-type="float">
            <text:p><text:s/>0,006811 </text:p>
          </table:table-cell>
          <table:table-cell table:style-name="ce4" table:formula="of:=+['file:///home/suporte/Downloads/variaveis%20eixo%201/NECCULT%20-%202017%20-%20ATLAS%20-%20V01%20-%20TOTAL%20(FINAL)%20(08%20SET).xlsx'#$'Total x Ano'.H42]" office:value-type="float" office:value="0.00708037153317992" calcext:value-type="float">
            <text:p><text:s/>0,007080 </text:p>
          </table:table-cell>
          <table:table-cell table:style-name="ce4" table:formula="of:=+['file:///home/suporte/Downloads/variaveis%20eixo%201/NECCULT%20-%202017%20-%20ATLAS%20-%20V01%20-%20TOTAL%20(FINAL)%20(08%20SET).xlsx'#$'Total x Ano'.I42]" office:value-type="float" office:value="0.00716262562178762" calcext:value-type="float">
            <text:p><text:s/>0,00716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4" table:formula="of:=+['file:///home/suporte/Downloads/variaveis%20eixo%201/NECCULT%20-%202017%20-%20ATLAS%20-%20V01%20-%20TOTAL%20(FINAL)%20(08%20SET).xlsx'#$'Total x Ano'.B43]" office:value-type="float" office:value="0.0211776103094409" calcext:value-type="float">
            <text:p><text:s/>0,021178 </text:p>
          </table:table-cell>
          <table:table-cell table:style-name="ce4" table:formula="of:=+['file:///home/suporte/Downloads/variaveis%20eixo%201/NECCULT%20-%202017%20-%20ATLAS%20-%20V01%20-%20TOTAL%20(FINAL)%20(08%20SET).xlsx'#$'Total x Ano'.C43]" office:value-type="float" office:value="0.0213728223761485" calcext:value-type="float">
            <text:p><text:s/>0,021373 </text:p>
          </table:table-cell>
          <table:table-cell table:style-name="ce4" table:formula="of:=+['file:///home/suporte/Downloads/variaveis%20eixo%201/NECCULT%20-%202017%20-%20ATLAS%20-%20V01%20-%20TOTAL%20(FINAL)%20(08%20SET).xlsx'#$'Total x Ano'.D43]" office:value-type="float" office:value="0.0214136880910402" calcext:value-type="float">
            <text:p><text:s/>0,021414 </text:p>
          </table:table-cell>
          <table:table-cell table:style-name="ce4" table:formula="of:=+['file:///home/suporte/Downloads/variaveis%20eixo%201/NECCULT%20-%202017%20-%20ATLAS%20-%20V01%20-%20TOTAL%20(FINAL)%20(08%20SET).xlsx'#$'Total x Ano'.E43]" office:value-type="float" office:value="0.0225070494744937" calcext:value-type="float">
            <text:p><text:s/>0,022507 </text:p>
          </table:table-cell>
          <table:table-cell table:style-name="ce4" table:formula="of:=+['file:///home/suporte/Downloads/variaveis%20eixo%201/NECCULT%20-%202017%20-%20ATLAS%20-%20V01%20-%20TOTAL%20(FINAL)%20(08%20SET).xlsx'#$'Total x Ano'.F43]" office:value-type="float" office:value="0.0232870402132685" calcext:value-type="float">
            <text:p><text:s/>0,023287 </text:p>
          </table:table-cell>
          <table:table-cell table:style-name="ce4" table:formula="of:=+['file:///home/suporte/Downloads/variaveis%20eixo%201/NECCULT%20-%202017%20-%20ATLAS%20-%20V01%20-%20TOTAL%20(FINAL)%20(08%20SET).xlsx'#$'Total x Ano'.G43]" office:value-type="float" office:value="0.0236072849709213" calcext:value-type="float">
            <text:p><text:s/>0,023607 </text:p>
          </table:table-cell>
          <table:table-cell table:style-name="ce4" table:formula="of:=+['file:///home/suporte/Downloads/variaveis%20eixo%201/NECCULT%20-%202017%20-%20ATLAS%20-%20V01%20-%20TOTAL%20(FINAL)%20(08%20SET).xlsx'#$'Total x Ano'.H43]" office:value-type="float" office:value="0.0238869376461491" calcext:value-type="float">
            <text:p><text:s/>0,023887 </text:p>
          </table:table-cell>
          <table:table-cell table:style-name="ce4" table:formula="of:=+['file:///home/suporte/Downloads/variaveis%20eixo%201/NECCULT%20-%202017%20-%20ATLAS%20-%20V01%20-%20TOTAL%20(FINAL)%20(08%20SET).xlsx'#$'Total x Ano'.I43]" office:value-type="float" office:value="0.0244853299497053" calcext:value-type="float">
            <text:p><text:s/>0,02448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4" table:formula="of:=+['file:///home/suporte/Downloads/variaveis%20eixo%201/NECCULT%20-%202017%20-%20ATLAS%20-%20V01%20-%20TOTAL%20(FINAL)%20(08%20SET).xlsx'#$'Total x Ano'.B44]" office:value-type="float" office:value="0.0103747761143591" calcext:value-type="float">
            <text:p><text:s/>0,010375 </text:p>
          </table:table-cell>
          <table:table-cell table:style-name="ce4" table:formula="of:=+['file:///home/suporte/Downloads/variaveis%20eixo%201/NECCULT%20-%202017%20-%20ATLAS%20-%20V01%20-%20TOTAL%20(FINAL)%20(08%20SET).xlsx'#$'Total x Ano'.C44]" office:value-type="float" office:value="0.00983566967079048" calcext:value-type="float">
            <text:p><text:s/>0,009836 </text:p>
          </table:table-cell>
          <table:table-cell table:style-name="ce4" table:formula="of:=+['file:///home/suporte/Downloads/variaveis%20eixo%201/NECCULT%20-%202017%20-%20ATLAS%20-%20V01%20-%20TOTAL%20(FINAL)%20(08%20SET).xlsx'#$'Total x Ano'.D44]" office:value-type="float" office:value="0.00958486937009136" calcext:value-type="float">
            <text:p><text:s/>0,009585 </text:p>
          </table:table-cell>
          <table:table-cell table:style-name="ce4" table:formula="of:=+['file:///home/suporte/Downloads/variaveis%20eixo%201/NECCULT%20-%202017%20-%20ATLAS%20-%20V01%20-%20TOTAL%20(FINAL)%20(08%20SET).xlsx'#$'Total x Ano'.E44]" office:value-type="float" office:value="0.0100384516790567" calcext:value-type="float">
            <text:p><text:s/>0,010038 </text:p>
          </table:table-cell>
          <table:table-cell table:style-name="ce4" table:formula="of:=+['file:///home/suporte/Downloads/variaveis%20eixo%201/NECCULT%20-%202017%20-%20ATLAS%20-%20V01%20-%20TOTAL%20(FINAL)%20(08%20SET).xlsx'#$'Total x Ano'.F44]" office:value-type="float" office:value="0.010104772079074" calcext:value-type="float">
            <text:p><text:s/>0,010105 </text:p>
          </table:table-cell>
          <table:table-cell table:style-name="ce4" table:formula="of:=+['file:///home/suporte/Downloads/variaveis%20eixo%201/NECCULT%20-%202017%20-%20ATLAS%20-%20V01%20-%20TOTAL%20(FINAL)%20(08%20SET).xlsx'#$'Total x Ano'.G44]" office:value-type="float" office:value="0.0107227578818488" calcext:value-type="float">
            <text:p><text:s/>0,010723 </text:p>
          </table:table-cell>
          <table:table-cell table:style-name="ce4" table:formula="of:=+['file:///home/suporte/Downloads/variaveis%20eixo%201/NECCULT%20-%202017%20-%20ATLAS%20-%20V01%20-%20TOTAL%20(FINAL)%20(08%20SET).xlsx'#$'Total x Ano'.H44]" office:value-type="float" office:value="0.0108348317014319" calcext:value-type="float">
            <text:p><text:s/>0,010835 </text:p>
          </table:table-cell>
          <table:table-cell table:style-name="ce4" table:formula="of:=+['file:///home/suporte/Downloads/variaveis%20eixo%201/NECCULT%20-%202017%20-%20ATLAS%20-%20V01%20-%20TOTAL%20(FINAL)%20(08%20SET).xlsx'#$'Total x Ano'.I44]" office:value-type="float" office:value="0.0106198107742808" calcext:value-type="float">
            <text:p><text:s/>0,0106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4" table:formula="of:=+['file:///home/suporte/Downloads/variaveis%20eixo%201/NECCULT%20-%202017%20-%20ATLAS%20-%20V01%20-%20TOTAL%20(FINAL)%20(08%20SET).xlsx'#$'Total x Ano'.B45]" office:value-type="float" office:value="0.00807678010205806" calcext:value-type="float">
            <text:p><text:s/>0,008077 </text:p>
          </table:table-cell>
          <table:table-cell table:style-name="ce4" table:formula="of:=+['file:///home/suporte/Downloads/variaveis%20eixo%201/NECCULT%20-%202017%20-%20ATLAS%20-%20V01%20-%20TOTAL%20(FINAL)%20(08%20SET).xlsx'#$'Total x Ano'.C45]" office:value-type="float" office:value="0.00799148160751726" calcext:value-type="float">
            <text:p><text:s/>0,007991 </text:p>
          </table:table-cell>
          <table:table-cell table:style-name="ce4" table:formula="of:=+['file:///home/suporte/Downloads/variaveis%20eixo%201/NECCULT%20-%202017%20-%20ATLAS%20-%20V01%20-%20TOTAL%20(FINAL)%20(08%20SET).xlsx'#$'Total x Ano'.D45]" office:value-type="float" office:value="0.0082598707057755" calcext:value-type="float">
            <text:p><text:s/>0,008260 </text:p>
          </table:table-cell>
          <table:table-cell table:style-name="ce4" table:formula="of:=+['file:///home/suporte/Downloads/variaveis%20eixo%201/NECCULT%20-%202017%20-%20ATLAS%20-%20V01%20-%20TOTAL%20(FINAL)%20(08%20SET).xlsx'#$'Total x Ano'.E45]" office:value-type="float" office:value="0.00838759292489105" calcext:value-type="float">
            <text:p><text:s/>0,008388 </text:p>
          </table:table-cell>
          <table:table-cell table:style-name="ce4" table:formula="of:=+['file:///home/suporte/Downloads/variaveis%20eixo%201/NECCULT%20-%202017%20-%20ATLAS%20-%20V01%20-%20TOTAL%20(FINAL)%20(08%20SET).xlsx'#$'Total x Ano'.F45]" office:value-type="float" office:value="0.00887965422273623" calcext:value-type="float">
            <text:p><text:s/>0,008880 </text:p>
          </table:table-cell>
          <table:table-cell table:style-name="ce4" table:formula="of:=+['file:///home/suporte/Downloads/variaveis%20eixo%201/NECCULT%20-%202017%20-%20ATLAS%20-%20V01%20-%20TOTAL%20(FINAL)%20(08%20SET).xlsx'#$'Total x Ano'.G45]" office:value-type="float" office:value="0.00876186103458831" calcext:value-type="float">
            <text:p><text:s/>0,008762 </text:p>
          </table:table-cell>
          <table:table-cell table:style-name="ce4" table:formula="of:=+['file:///home/suporte/Downloads/variaveis%20eixo%201/NECCULT%20-%202017%20-%20ATLAS%20-%20V01%20-%20TOTAL%20(FINAL)%20(08%20SET).xlsx'#$'Total x Ano'.H45]" office:value-type="float" office:value="0.00899020859147188" calcext:value-type="float">
            <text:p><text:s/>0,008990 </text:p>
          </table:table-cell>
          <table:table-cell table:style-name="ce4" table:formula="of:=+['file:///home/suporte/Downloads/variaveis%20eixo%201/NECCULT%20-%202017%20-%20ATLAS%20-%20V01%20-%20TOTAL%20(FINAL)%20(08%20SET).xlsx'#$'Total x Ano'.I45]" office:value-type="float" office:value="0.00941531275572596" calcext:value-type="float">
            <text:p><text:s/>0,00941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4" table:formula="of:=+['file:///home/suporte/Downloads/variaveis%20eixo%201/NECCULT%20-%202017%20-%20ATLAS%20-%20V01%20-%20TOTAL%20(FINAL)%20(08%20SET).xlsx'#$'Total x Ano'.B46]" office:value-type="float" office:value="0.0236107825577597" calcext:value-type="float">
            <text:p><text:s/>0,023611 </text:p>
          </table:table-cell>
          <table:table-cell table:style-name="ce4" table:formula="of:=+['file:///home/suporte/Downloads/variaveis%20eixo%201/NECCULT%20-%202017%20-%20ATLAS%20-%20V01%20-%20TOTAL%20(FINAL)%20(08%20SET).xlsx'#$'Total x Ano'.C46]" office:value-type="float" office:value="0.0233926473978287" calcext:value-type="float">
            <text:p><text:s/>0,023393 </text:p>
          </table:table-cell>
          <table:table-cell table:style-name="ce4" table:formula="of:=+['file:///home/suporte/Downloads/variaveis%20eixo%201/NECCULT%20-%202017%20-%20ATLAS%20-%20V01%20-%20TOTAL%20(FINAL)%20(08%20SET).xlsx'#$'Total x Ano'.D46]" office:value-type="float" office:value="0.0237965485921889" calcext:value-type="float">
            <text:p><text:s/>0,023797 </text:p>
          </table:table-cell>
          <table:table-cell table:style-name="ce4" table:formula="of:=+['file:///home/suporte/Downloads/variaveis%20eixo%201/NECCULT%20-%202017%20-%20ATLAS%20-%20V01%20-%20TOTAL%20(FINAL)%20(08%20SET).xlsx'#$'Total x Ano'.E46]" office:value-type="float" office:value="0.0240861317610869" calcext:value-type="float">
            <text:p><text:s/>0,024086 </text:p>
          </table:table-cell>
          <table:table-cell table:style-name="ce4" table:formula="of:=+['file:///home/suporte/Downloads/variaveis%20eixo%201/NECCULT%20-%202017%20-%20ATLAS%20-%20V01%20-%20TOTAL%20(FINAL)%20(08%20SET).xlsx'#$'Total x Ano'.F46]" office:value-type="float" office:value="0.0242377316697866" calcext:value-type="float">
            <text:p><text:s/>0,024238 </text:p>
          </table:table-cell>
          <table:table-cell table:style-name="ce4" table:formula="of:=+['file:///home/suporte/Downloads/variaveis%20eixo%201/NECCULT%20-%202017%20-%20ATLAS%20-%20V01%20-%20TOTAL%20(FINAL)%20(08%20SET).xlsx'#$'Total x Ano'.G46]" office:value-type="float" office:value="0.0255968778696051" calcext:value-type="float">
            <text:p><text:s/>0,025597 </text:p>
          </table:table-cell>
          <table:table-cell table:style-name="ce4" table:formula="of:=+['file:///home/suporte/Downloads/variaveis%20eixo%201/NECCULT%20-%202017%20-%20ATLAS%20-%20V01%20-%20TOTAL%20(FINAL)%20(08%20SET).xlsx'#$'Total x Ano'.H46]" office:value-type="float" office:value="0.0255545514677797" calcext:value-type="float">
            <text:p><text:s/>0,025555 </text:p>
          </table:table-cell>
          <table:table-cell table:style-name="ce4" table:formula="of:=+['file:///home/suporte/Downloads/variaveis%20eixo%201/NECCULT%20-%202017%20-%20ATLAS%20-%20V01%20-%20TOTAL%20(FINAL)%20(08%20SET).xlsx'#$'Total x Ano'.I46]" office:value-type="float" office:value="0.0259932511332395" calcext:value-type="float">
            <text:p><text:s/>0,02599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4" table:formula="of:=+['file:///home/suporte/Downloads/variaveis%20eixo%201/NECCULT%20-%202017%20-%20ATLAS%20-%20V01%20-%20TOTAL%20(FINAL)%20(08%20SET).xlsx'#$'Total x Ano'.B47]" office:value-type="float" office:value="0.00638707715183671" calcext:value-type="float">
            <text:p><text:s/>0,006387 </text:p>
          </table:table-cell>
          <table:table-cell table:style-name="ce4" table:formula="of:=+['file:///home/suporte/Downloads/variaveis%20eixo%201/NECCULT%20-%202017%20-%20ATLAS%20-%20V01%20-%20TOTAL%20(FINAL)%20(08%20SET).xlsx'#$'Total x Ano'.C47]" office:value-type="float" office:value="0.00628999857294971" calcext:value-type="float">
            <text:p><text:s/>0,006290 </text:p>
          </table:table-cell>
          <table:table-cell table:style-name="ce4" table:formula="of:=+['file:///home/suporte/Downloads/variaveis%20eixo%201/NECCULT%20-%202017%20-%20ATLAS%20-%20V01%20-%20TOTAL%20(FINAL)%20(08%20SET).xlsx'#$'Total x Ano'.D47]" office:value-type="float" office:value="0.00643265480579153" calcext:value-type="float">
            <text:p><text:s/>0,006433 </text:p>
          </table:table-cell>
          <table:table-cell table:style-name="ce4" table:formula="of:=+['file:///home/suporte/Downloads/variaveis%20eixo%201/NECCULT%20-%202017%20-%20ATLAS%20-%20V01%20-%20TOTAL%20(FINAL)%20(08%20SET).xlsx'#$'Total x Ano'.E47]" office:value-type="float" office:value="0.00617277621122789" calcext:value-type="float">
            <text:p><text:s/>0,006173 </text:p>
          </table:table-cell>
          <table:table-cell table:style-name="ce4" table:formula="of:=+['file:///home/suporte/Downloads/variaveis%20eixo%201/NECCULT%20-%202017%20-%20ATLAS%20-%20V01%20-%20TOTAL%20(FINAL)%20(08%20SET).xlsx'#$'Total x Ano'.F47]" office:value-type="float" office:value="0.00629220531015084" calcext:value-type="float">
            <text:p><text:s/>0,006292 </text:p>
          </table:table-cell>
          <table:table-cell table:style-name="ce4" table:formula="of:=+['file:///home/suporte/Downloads/variaveis%20eixo%201/NECCULT%20-%202017%20-%20ATLAS%20-%20V01%20-%20TOTAL%20(FINAL)%20(08%20SET).xlsx'#$'Total x Ano'.G47]" office:value-type="float" office:value="0.00676270278543006" calcext:value-type="float">
            <text:p><text:s/>0,006763 </text:p>
          </table:table-cell>
          <table:table-cell table:style-name="ce4" table:formula="of:=+['file:///home/suporte/Downloads/variaveis%20eixo%201/NECCULT%20-%202017%20-%20ATLAS%20-%20V01%20-%20TOTAL%20(FINAL)%20(08%20SET).xlsx'#$'Total x Ano'.H47]" office:value-type="float" office:value="0.00681019946151911" calcext:value-type="float">
            <text:p><text:s/>0,006810 </text:p>
          </table:table-cell>
          <table:table-cell table:style-name="ce4" table:formula="of:=+['file:///home/suporte/Downloads/variaveis%20eixo%201/NECCULT%20-%202017%20-%20ATLAS%20-%20V01%20-%20TOTAL%20(FINAL)%20(08%20SET).xlsx'#$'Total x Ano'.I47]" office:value-type="float" office:value="0.00735571309041091" calcext:value-type="float">
            <text:p><text:s/>0,00735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4" table:formula="of:=+['file:///home/suporte/Downloads/variaveis%20eixo%201/NECCULT%20-%202017%20-%20ATLAS%20-%20V01%20-%20TOTAL%20(FINAL)%20(08%20SET).xlsx'#$'Total x Ano'.B48]" office:value-type="float" office:value="0.00695031146857716" calcext:value-type="float">
            <text:p><text:s/>0,006950 </text:p>
          </table:table-cell>
          <table:table-cell table:style-name="ce4" table:formula="of:=+['file:///home/suporte/Downloads/variaveis%20eixo%201/NECCULT%20-%202017%20-%20ATLAS%20-%20V01%20-%20TOTAL%20(FINAL)%20(08%20SET).xlsx'#$'Total x Ano'.C48]" office:value-type="float" office:value="0.00672909096896715" calcext:value-type="float">
            <text:p><text:s/>0,006729 </text:p>
          </table:table-cell>
          <table:table-cell table:style-name="ce4" table:formula="of:=+['file:///home/suporte/Downloads/variaveis%20eixo%201/NECCULT%20-%202017%20-%20ATLAS%20-%20V01%20-%20TOTAL%20(FINAL)%20(08%20SET).xlsx'#$'Total x Ano'.D48]" office:value-type="float" office:value="0.00653950953678474" calcext:value-type="float">
            <text:p><text:s/>0,006540 </text:p>
          </table:table-cell>
          <table:table-cell table:style-name="ce4" table:formula="of:=+['file:///home/suporte/Downloads/variaveis%20eixo%201/NECCULT%20-%202017%20-%20ATLAS%20-%20V01%20-%20TOTAL%20(FINAL)%20(08%20SET).xlsx'#$'Total x Ano'.E48]" office:value-type="float" office:value="0.00691104844911561" calcext:value-type="float">
            <text:p><text:s/>0,006911 </text:p>
          </table:table-cell>
          <table:table-cell table:style-name="ce4" table:formula="of:=+['file:///home/suporte/Downloads/variaveis%20eixo%201/NECCULT%20-%202017%20-%20ATLAS%20-%20V01%20-%20TOTAL%20(FINAL)%20(08%20SET).xlsx'#$'Total x Ano'.F48]" office:value-type="float" office:value="0.00705667885250561" calcext:value-type="float">
            <text:p><text:s/>0,007057 </text:p>
          </table:table-cell>
          <table:table-cell table:style-name="ce4" table:formula="of:=+['file:///home/suporte/Downloads/variaveis%20eixo%201/NECCULT%20-%202017%20-%20ATLAS%20-%20V01%20-%20TOTAL%20(FINAL)%20(08%20SET).xlsx'#$'Total x Ano'.G48]" office:value-type="float" office:value="0.00711662075298439" calcext:value-type="float">
            <text:p><text:s/>0,007117 </text:p>
          </table:table-cell>
          <table:table-cell table:style-name="ce4" table:formula="of:=+['file:///home/suporte/Downloads/variaveis%20eixo%201/NECCULT%20-%202017%20-%20ATLAS%20-%20V01%20-%20TOTAL%20(FINAL)%20(08%20SET).xlsx'#$'Total x Ano'.H48]" office:value-type="float" office:value="0.00742507383150579" calcext:value-type="float">
            <text:p><text:s/>0,007425 </text:p>
          </table:table-cell>
          <table:table-cell table:style-name="ce4" table:formula="of:=+['file:///home/suporte/Downloads/variaveis%20eixo%201/NECCULT%20-%202017%20-%20ATLAS%20-%20V01%20-%20TOTAL%20(FINAL)%20(08%20SET).xlsx'#$'Total x Ano'.I48]" office:value-type="float" office:value="0.00725457203541776" calcext:value-type="float">
            <text:p><text:s/>0,00725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4" table:formula="of:=+['file:///home/suporte/Downloads/variaveis%20eixo%201/NECCULT%20-%202017%20-%20ATLAS%20-%20V01%20-%20TOTAL%20(FINAL)%20(08%20SET).xlsx'#$'Total x Ano'.B49]" office:value-type="float" office:value="0.0385026978923772" calcext:value-type="float">
            <text:p><text:s/>0,038503 </text:p>
          </table:table-cell>
          <table:table-cell table:style-name="ce4" table:formula="of:=+['file:///home/suporte/Downloads/variaveis%20eixo%201/NECCULT%20-%202017%20-%20ATLAS%20-%20V01%20-%20TOTAL%20(FINAL)%20(08%20SET).xlsx'#$'Total x Ano'.C49]" office:value-type="float" office:value="0.0375423998594904" calcext:value-type="float">
            <text:p><text:s/>0,037542 </text:p>
          </table:table-cell>
          <table:table-cell table:style-name="ce4" table:formula="of:=+['file:///home/suporte/Downloads/variaveis%20eixo%201/NECCULT%20-%202017%20-%20ATLAS%20-%20V01%20-%20TOTAL%20(FINAL)%20(08%20SET).xlsx'#$'Total x Ano'.D49]" office:value-type="float" office:value="0.0375914943634129" calcext:value-type="float">
            <text:p><text:s/>0,037591 </text:p>
          </table:table-cell>
          <table:table-cell table:style-name="ce4" table:formula="of:=+['file:///home/suporte/Downloads/variaveis%20eixo%201/NECCULT%20-%202017%20-%20ATLAS%20-%20V01%20-%20TOTAL%20(FINAL)%20(08%20SET).xlsx'#$'Total x Ano'.E49]" office:value-type="float" office:value="0.0378364521917457" calcext:value-type="float">
            <text:p><text:s/>0,037836 </text:p>
          </table:table-cell>
          <table:table-cell table:style-name="ce4" table:formula="of:=+['file:///home/suporte/Downloads/variaveis%20eixo%201/NECCULT%20-%202017%20-%20ATLAS%20-%20V01%20-%20TOTAL%20(FINAL)%20(08%20SET).xlsx'#$'Total x Ano'.F49]" office:value-type="float" office:value="0.0381746724034852" calcext:value-type="float">
            <text:p><text:s/>0,038175 </text:p>
          </table:table-cell>
          <table:table-cell table:style-name="ce4" table:formula="of:=+['file:///home/suporte/Downloads/variaveis%20eixo%201/NECCULT%20-%202017%20-%20ATLAS%20-%20V01%20-%20TOTAL%20(FINAL)%20(08%20SET).xlsx'#$'Total x Ano'.G49]" office:value-type="float" office:value="0.0380127027854301" calcext:value-type="float">
            <text:p><text:s/>0,038013 </text:p>
          </table:table-cell>
          <table:table-cell table:style-name="ce4" table:formula="of:=+['file:///home/suporte/Downloads/variaveis%20eixo%201/NECCULT%20-%202017%20-%20ATLAS%20-%20V01%20-%20TOTAL%20(FINAL)%20(08%20SET).xlsx'#$'Total x Ano'.H49]" office:value-type="float" office:value="0.0378613551458463" calcext:value-type="float">
            <text:p><text:s/>0,037861 </text:p>
          </table:table-cell>
          <table:table-cell table:style-name="ce4" table:formula="of:=+['file:///home/suporte/Downloads/variaveis%20eixo%201/NECCULT%20-%202017%20-%20ATLAS%20-%20V01%20-%20TOTAL%20(FINAL)%20(08%20SET).xlsx'#$'Total x Ano'.I49]" office:value-type="float" office:value="0.0385899098005682" calcext:value-type="float">
            <text:p><text:s/>0,03859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4" table:formula="of:=+['file:///home/suporte/Downloads/variaveis%20eixo%201/NECCULT%20-%202017%20-%20ATLAS%20-%20V01%20-%20TOTAL%20(FINAL)%20(08%20SET).xlsx'#$'Total x Ano'.B50]" office:value-type="float" office:value="0.115733387403828" calcext:value-type="float">
            <text:p><text:s/>0,115733 </text:p>
          </table:table-cell>
          <table:table-cell table:style-name="ce4" table:formula="of:=+['file:///home/suporte/Downloads/variaveis%20eixo%201/NECCULT%20-%202017%20-%20ATLAS%20-%20V01%20-%20TOTAL%20(FINAL)%20(08%20SET).xlsx'#$'Total x Ano'.C50]" office:value-type="float" office:value="0.115700846350593" calcext:value-type="float">
            <text:p><text:s/>0,115701 </text:p>
          </table:table-cell>
          <table:table-cell table:style-name="ce4" table:formula="of:=+['file:///home/suporte/Downloads/variaveis%20eixo%201/NECCULT%20-%202017%20-%20ATLAS%20-%20V01%20-%20TOTAL%20(FINAL)%20(08%20SET).xlsx'#$'Total x Ano'.D50]" office:value-type="float" office:value="0.113276700325907" calcext:value-type="float">
            <text:p><text:s/>0,113277 </text:p>
          </table:table-cell>
          <table:table-cell table:style-name="ce4" table:formula="of:=+['file:///home/suporte/Downloads/variaveis%20eixo%201/NECCULT%20-%202017%20-%20ATLAS%20-%20V01%20-%20TOTAL%20(FINAL)%20(08%20SET).xlsx'#$'Total x Ano'.E50]" office:value-type="float" office:value="0.111509869264291" calcext:value-type="float">
            <text:p><text:s/>0,111510 </text:p>
          </table:table-cell>
          <table:table-cell table:style-name="ce4" table:formula="of:=+['file:///home/suporte/Downloads/variaveis%20eixo%201/NECCULT%20-%202017%20-%20ATLAS%20-%20V01%20-%20TOTAL%20(FINAL)%20(08%20SET).xlsx'#$'Total x Ano'.F50]" office:value-type="float" office:value="0.111407317383932" calcext:value-type="float">
            <text:p><text:s/>0,111407 </text:p>
          </table:table-cell>
          <table:table-cell table:style-name="ce4" table:formula="of:=+['file:///home/suporte/Downloads/variaveis%20eixo%201/NECCULT%20-%202017%20-%20ATLAS%20-%20V01%20-%20TOTAL%20(FINAL)%20(08%20SET).xlsx'#$'Total x Ano'.G50]" office:value-type="float" office:value="0.1104415365779" calcext:value-type="float">
            <text:p><text:s/>0,110442 </text:p>
          </table:table-cell>
          <table:table-cell table:style-name="ce4" table:formula="of:=+['file:///home/suporte/Downloads/variaveis%20eixo%201/NECCULT%20-%202017%20-%20ATLAS%20-%20V01%20-%20TOTAL%20(FINAL)%20(08%20SET).xlsx'#$'Total x Ano'.H50]" office:value-type="float" office:value="0.109522168084294" calcext:value-type="float">
            <text:p><text:s/>0,109522 </text:p>
          </table:table-cell>
          <table:table-cell table:style-name="ce4" table:formula="of:=+['file:///home/suporte/Downloads/variaveis%20eixo%201/NECCULT%20-%202017%20-%20ATLAS%20-%20V01%20-%20TOTAL%20(FINAL)%20(08%20SET).xlsx'#$'Total x Ano'.I50]" office:value-type="float" office:value="0.109701266102116" calcext:value-type="float">
            <text:p><text:s/>0,10970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4" table:formula="of:=+['file:///home/suporte/Downloads/variaveis%20eixo%201/NECCULT%20-%202017%20-%20ATLAS%20-%20V01%20-%20TOTAL%20(FINAL)%20(08%20SET).xlsx'#$'Total x Ano'.B51]" office:value-type="float" office:value="0.0209410518964099" calcext:value-type="float">
            <text:p><text:s/>0,020941 </text:p>
          </table:table-cell>
          <table:table-cell table:style-name="ce4" table:formula="of:=+['file:///home/suporte/Downloads/variaveis%20eixo%201/NECCULT%20-%202017%20-%20ATLAS%20-%20V01%20-%20TOTAL%20(FINAL)%20(08%20SET).xlsx'#$'Total x Ano'.C51]" office:value-type="float" office:value="0.0213728223761485" calcext:value-type="float">
            <text:p><text:s/>0,021373 </text:p>
          </table:table-cell>
          <table:table-cell table:style-name="ce4" table:formula="of:=+['file:///home/suporte/Downloads/variaveis%20eixo%201/NECCULT%20-%202017%20-%20ATLAS%20-%20V01%20-%20TOTAL%20(FINAL)%20(08%20SET).xlsx'#$'Total x Ano'.D51]" office:value-type="float" office:value="0.0208473580167762" calcext:value-type="float">
            <text:p><text:s/>0,020847 </text:p>
          </table:table-cell>
          <table:table-cell table:style-name="ce4" table:formula="of:=+['file:///home/suporte/Downloads/variaveis%20eixo%201/NECCULT%20-%202017%20-%20ATLAS%20-%20V01%20-%20TOTAL%20(FINAL)%20(08%20SET).xlsx'#$'Total x Ano'.E51]" office:value-type="float" office:value="0.0205793386311202" calcext:value-type="float">
            <text:p><text:s/>0,020579 </text:p>
          </table:table-cell>
          <table:table-cell table:style-name="ce4" table:formula="of:=+['file:///home/suporte/Downloads/variaveis%20eixo%201/NECCULT%20-%202017%20-%20ATLAS%20-%20V01%20-%20TOTAL%20(FINAL)%20(08%20SET).xlsx'#$'Total x Ano'.F51]" office:value-type="float" office:value="0.0204545677294156" calcext:value-type="float">
            <text:p><text:s/>0,020455 </text:p>
          </table:table-cell>
          <table:table-cell table:style-name="ce4" table:formula="of:=+['file:///home/suporte/Downloads/variaveis%20eixo%201/NECCULT%20-%202017%20-%20ATLAS%20-%20V01%20-%20TOTAL%20(FINAL)%20(08%20SET).xlsx'#$'Total x Ano'.G51]" office:value-type="float" office:value="0.0206802877257423" calcext:value-type="float">
            <text:p><text:s/>0,020680 </text:p>
          </table:table-cell>
          <table:table-cell table:style-name="ce4" table:formula="of:=+['file:///home/suporte/Downloads/variaveis%20eixo%201/NECCULT%20-%202017%20-%20ATLAS%20-%20V01%20-%20TOTAL%20(FINAL)%20(08%20SET).xlsx'#$'Total x Ano'.H51]" office:value-type="float" office:value="0.020970942527879" calcext:value-type="float">
            <text:p><text:s/>0,020971 </text:p>
          </table:table-cell>
          <table:table-cell table:style-name="ce4" table:formula="of:=+['file:///home/suporte/Downloads/variaveis%20eixo%201/NECCULT%20-%202017%20-%20ATLAS%20-%20V01%20-%20TOTAL%20(FINAL)%20(08%20SET).xlsx'#$'Total x Ano'.I51]" office:value-type="float" office:value="0.0209821715903971" calcext:value-type="float">
            <text:p><text:s/>0,02098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4" table:formula="of:=+['file:///home/suporte/Downloads/variaveis%20eixo%201/NECCULT%20-%202017%20-%20ATLAS%20-%20V01%20-%20TOTAL%20(FINAL)%20(08%20SET).xlsx'#$'Total x Ano'.B52]" office:value-type="float" office:value="0.0992418866096674" calcext:value-type="float">
            <text:p><text:s/>0,099242 </text:p>
          </table:table-cell>
          <table:table-cell table:style-name="ce4" table:formula="of:=+['file:///home/suporte/Downloads/variaveis%20eixo%201/NECCULT%20-%202017%20-%20ATLAS%20-%20V01%20-%20TOTAL%20(FINAL)%20(08%20SET).xlsx'#$'Total x Ano'.C52]" office:value-type="float" office:value="0.0971162606891555" calcext:value-type="float">
            <text:p><text:s/>0,097116 </text:p>
          </table:table-cell>
          <table:table-cell table:style-name="ce4" table:formula="of:=+['file:///home/suporte/Downloads/variaveis%20eixo%201/NECCULT%20-%202017%20-%20ATLAS%20-%20V01%20-%20TOTAL%20(FINAL)%20(08%20SET).xlsx'#$'Total x Ano'.D52]" office:value-type="float" office:value="0.0972805470962227" calcext:value-type="float">
            <text:p><text:s/>0,097281 </text:p>
          </table:table-cell>
          <table:table-cell table:style-name="ce4" table:formula="of:=+['file:///home/suporte/Downloads/variaveis%20eixo%201/NECCULT%20-%202017%20-%20ATLAS%20-%20V01%20-%20TOTAL%20(FINAL)%20(08%20SET).xlsx'#$'Total x Ano'.E52]" office:value-type="float" office:value="0.0958113304280954" calcext:value-type="float">
            <text:p><text:s/>0,095811 </text:p>
          </table:table-cell>
          <table:table-cell table:style-name="ce4" table:formula="of:=+['file:///home/suporte/Downloads/variaveis%20eixo%201/NECCULT%20-%202017%20-%20ATLAS%20-%20V01%20-%20TOTAL%20(FINAL)%20(08%20SET).xlsx'#$'Total x Ano'.F52]" office:value-type="float" office:value="0.0955493918514961" calcext:value-type="float">
            <text:p><text:s/>0,095549 </text:p>
          </table:table-cell>
          <table:table-cell table:style-name="ce4" table:formula="of:=+['file:///home/suporte/Downloads/variaveis%20eixo%201/NECCULT%20-%202017%20-%20ATLAS%20-%20V01%20-%20TOTAL%20(FINAL)%20(08%20SET).xlsx'#$'Total x Ano'.G52]" office:value-type="float" office:value="0.0956248086929905" calcext:value-type="float">
            <text:p><text:s/>0,095625 </text:p>
          </table:table-cell>
          <table:table-cell table:style-name="ce4" table:formula="of:=+['file:///home/suporte/Downloads/variaveis%20eixo%201/NECCULT%20-%202017%20-%20ATLAS%20-%20V01%20-%20TOTAL%20(FINAL)%20(08%20SET).xlsx'#$'Total x Ano'.H52]" office:value-type="float" office:value="0.095585015697929" calcext:value-type="float">
            <text:p><text:s/>0,095585 </text:p>
          </table:table-cell>
          <table:table-cell table:style-name="ce4" table:formula="of:=+['file:///home/suporte/Downloads/variaveis%20eixo%201/NECCULT%20-%202017%20-%20ATLAS%20-%20V01%20-%20TOTAL%20(FINAL)%20(08%20SET).xlsx'#$'Total x Ano'.I52]" office:value-type="float" office:value="0.0943370203845199" calcext:value-type="float">
            <text:p><text:s/>0,09433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4" table:formula="of:=+['file:///home/suporte/Downloads/variaveis%20eixo%201/NECCULT%20-%202017%20-%20ATLAS%20-%20V01%20-%20TOTAL%20(FINAL)%20(08%20SET).xlsx'#$'Total x Ano'.B53]" office:value-type="float" office:value="0.303369267682741" calcext:value-type="float">
            <text:p><text:s/>0,303369 </text:p>
          </table:table-cell>
          <table:table-cell table:style-name="ce4" table:formula="of:=+['file:///home/suporte/Downloads/variaveis%20eixo%201/NECCULT%20-%202017%20-%20ATLAS%20-%20V01%20-%20TOTAL%20(FINAL)%20(08%20SET).xlsx'#$'Total x Ano'.C53]" office:value-type="float" office:value="0.305871763065743" calcext:value-type="float">
            <text:p><text:s/>0,305872 </text:p>
          </table:table-cell>
          <table:table-cell table:style-name="ce4" table:formula="of:=+['file:///home/suporte/Downloads/variaveis%20eixo%201/NECCULT%20-%202017%20-%20ATLAS%20-%20V01%20-%20TOTAL%20(FINAL)%20(08%20SET).xlsx'#$'Total x Ano'.D53]" office:value-type="float" office:value="0.30472832184645" calcext:value-type="float">
            <text:p><text:s/>0,304728 </text:p>
          </table:table-cell>
          <table:table-cell table:style-name="ce4" table:formula="of:=+['file:///home/suporte/Downloads/variaveis%20eixo%201/NECCULT%20-%202017%20-%20ATLAS%20-%20V01%20-%20TOTAL%20(FINAL)%20(08%20SET).xlsx'#$'Total x Ano'.E53]" office:value-type="float" office:value="0.303922071263778" calcext:value-type="float">
            <text:p><text:s/>0,303922 </text:p>
          </table:table-cell>
          <table:table-cell table:style-name="ce4" table:formula="of:=+['file:///home/suporte/Downloads/variaveis%20eixo%201/NECCULT%20-%202017%20-%20ATLAS%20-%20V01%20-%20TOTAL%20(FINAL)%20(08%20SET).xlsx'#$'Total x Ano'.F53]" office:value-type="float" office:value="0.303152963315071" calcext:value-type="float">
            <text:p><text:s/>0,303153 </text:p>
          </table:table-cell>
          <table:table-cell table:style-name="ce4" table:formula="of:=+['file:///home/suporte/Downloads/variaveis%20eixo%201/NECCULT%20-%202017%20-%20ATLAS%20-%20V01%20-%20TOTAL%20(FINAL)%20(08%20SET).xlsx'#$'Total x Ano'.G53]" office:value-type="float" office:value="0.301461585552495" calcext:value-type="float">
            <text:p><text:s/>0,301462 </text:p>
          </table:table-cell>
          <table:table-cell table:style-name="ce4" table:formula="of:=+['file:///home/suporte/Downloads/variaveis%20eixo%201/NECCULT%20-%202017%20-%20ATLAS%20-%20V01%20-%20TOTAL%20(FINAL)%20(08%20SET).xlsx'#$'Total x Ano'.H53]" office:value-type="float" office:value="0.301027585500144" calcext:value-type="float">
            <text:p><text:s/>0,301028 </text:p>
          </table:table-cell>
          <table:table-cell table:style-name="ce4" table:formula="of:=+['file:///home/suporte/Downloads/variaveis%20eixo%201/NECCULT%20-%202017%20-%20ATLAS%20-%20V01%20-%20TOTAL%20(FINAL)%20(08%20SET).xlsx'#$'Total x Ano'.I53]" office:value-type="float" office:value="0.299083294256108" calcext:value-type="float">
            <text:p><text:s/>0,29908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4" table:formula="of:=+['file:///home/suporte/Downloads/variaveis%20eixo%201/NECCULT%20-%202017%20-%20ATLAS%20-%20V01%20-%20TOTAL%20(FINAL)%20(08%20SET).xlsx'#$'Total x Ano'.B54]" office:value-type="float" office:value="0.0733443727259415" calcext:value-type="float">
            <text:p><text:s/>0,073344 </text:p>
          </table:table-cell>
          <table:table-cell table:style-name="ce4" table:formula="of:=+['file:///home/suporte/Downloads/variaveis%20eixo%201/NECCULT%20-%202017%20-%20ATLAS%20-%20V01%20-%20TOTAL%20(FINAL)%20(08%20SET).xlsx'#$'Total x Ano'.C54]" office:value-type="float" office:value="0.0739651141091364" calcext:value-type="float">
            <text:p><text:s/>0,073965 </text:p>
          </table:table-cell>
          <table:table-cell table:style-name="ce4" table:formula="of:=+['file:///home/suporte/Downloads/variaveis%20eixo%201/NECCULT%20-%202017%20-%20ATLAS%20-%20V01%20-%20TOTAL%20(FINAL)%20(08%20SET).xlsx'#$'Total x Ano'.D54]" office:value-type="float" office:value="0.0754928674467062" calcext:value-type="float">
            <text:p><text:s/>0,075493 </text:p>
          </table:table-cell>
          <table:table-cell table:style-name="ce4" table:formula="of:=+['file:///home/suporte/Downloads/variaveis%20eixo%201/NECCULT%20-%202017%20-%20ATLAS%20-%20V01%20-%20TOTAL%20(FINAL)%20(08%20SET).xlsx'#$'Total x Ano'.E54]" office:value-type="float" office:value="0.0768520892078954" calcext:value-type="float">
            <text:p><text:s/>0,076852 </text:p>
          </table:table-cell>
          <table:table-cell table:style-name="ce4" table:formula="of:=+['file:///home/suporte/Downloads/variaveis%20eixo%201/NECCULT%20-%202017%20-%20ATLAS%20-%20V01%20-%20TOTAL%20(FINAL)%20(08%20SET).xlsx'#$'Total x Ano'.F54]" office:value-type="float" office:value="0.075771089178779" calcext:value-type="float">
            <text:p><text:s/>0,075771 </text:p>
          </table:table-cell>
          <table:table-cell table:style-name="ce4" table:formula="of:=+['file:///home/suporte/Downloads/variaveis%20eixo%201/NECCULT%20-%202017%20-%20ATLAS%20-%20V01%20-%20TOTAL%20(FINAL)%20(08%20SET).xlsx'#$'Total x Ano'.G54]" office:value-type="float" office:value="0.0754993112947658" calcext:value-type="float">
            <text:p><text:s/>0,075499 </text:p>
          </table:table-cell>
          <table:table-cell table:style-name="ce4" table:formula="of:=+['file:///home/suporte/Downloads/variaveis%20eixo%201/NECCULT%20-%202017%20-%20ATLAS%20-%20V01%20-%20TOTAL%20(FINAL)%20(08%20SET).xlsx'#$'Total x Ano'.H54]" office:value-type="float" office:value="0.0752568963750361" calcext:value-type="float">
            <text:p><text:s/>0,075257 </text:p>
          </table:table-cell>
          <table:table-cell table:style-name="ce4" table:formula="of:=+['file:///home/suporte/Downloads/variaveis%20eixo%201/NECCULT%20-%202017%20-%20ATLAS%20-%20V01%20-%20TOTAL%20(FINAL)%20(08%20SET).xlsx'#$'Total x Ano'.I54]" office:value-type="float" office:value="0.0753592806112598" calcext:value-type="float">
            <text:p><text:s/>0,07535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4" table:formula="of:=+['file:///home/suporte/Downloads/variaveis%20eixo%201/NECCULT%20-%202017%20-%20ATLAS%20-%20V01%20-%20TOTAL%20(FINAL)%20(08%20SET).xlsx'#$'Total x Ano'.B55]" office:value-type="float" office:value="0.0573147240715082" calcext:value-type="float">
            <text:p><text:s/>0,057315 </text:p>
          </table:table-cell>
          <table:table-cell table:style-name="ce4" table:formula="of:=+['file:///home/suporte/Downloads/variaveis%20eixo%201/NECCULT%20-%202017%20-%20ATLAS%20-%20V01%20-%20TOTAL%20(FINAL)%20(08%20SET).xlsx'#$'Total x Ano'.C55]" office:value-type="float" office:value="0.057532081188184" calcext:value-type="float">
            <text:p><text:s/>0,057532 </text:p>
          </table:table-cell>
          <table:table-cell table:style-name="ce4" table:formula="of:=+['file:///home/suporte/Downloads/variaveis%20eixo%201/NECCULT%20-%202017%20-%20ATLAS%20-%20V01%20-%20TOTAL%20(FINAL)%20(08%20SET).xlsx'#$'Total x Ano'.D55]" office:value-type="float" office:value="0.0582465138644014" calcext:value-type="float">
            <text:p><text:s/>0,058247 </text:p>
          </table:table-cell>
          <table:table-cell table:style-name="ce4" table:formula="of:=+['file:///home/suporte/Downloads/variaveis%20eixo%201/NECCULT%20-%202017%20-%20ATLAS%20-%20V01%20-%20TOTAL%20(FINAL)%20(08%20SET).xlsx'#$'Total x Ano'.E55]" office:value-type="float" office:value="0.0575032043065881" calcext:value-type="float">
            <text:p><text:s/>0,057503 </text:p>
          </table:table-cell>
          <table:table-cell table:style-name="ce4" table:formula="of:=+['file:///home/suporte/Downloads/variaveis%20eixo%201/NECCULT%20-%202017%20-%20ATLAS%20-%20V01%20-%20TOTAL%20(FINAL)%20(08%20SET).xlsx'#$'Total x Ano'.F55]" office:value-type="float" office:value="0.0567866628769688" calcext:value-type="float">
            <text:p><text:s/>0,056787 </text:p>
          </table:table-cell>
          <table:table-cell table:style-name="ce4" table:formula="of:=+['file:///home/suporte/Downloads/variaveis%20eixo%201/NECCULT%20-%202017%20-%20ATLAS%20-%20V01%20-%20TOTAL%20(FINAL)%20(08%20SET).xlsx'#$'Total x Ano'.G55]" office:value-type="float" office:value="0.0558807774716866" calcext:value-type="float">
            <text:p><text:s/>0,055881 </text:p>
          </table:table-cell>
          <table:table-cell table:style-name="ce4" table:formula="of:=+['file:///home/suporte/Downloads/variaveis%20eixo%201/NECCULT%20-%202017%20-%20ATLAS%20-%20V01%20-%20TOTAL%20(FINAL)%20(08%20SET).xlsx'#$'Total x Ano'.H55]" office:value-type="float" office:value="0.0558045072154576" calcext:value-type="float">
            <text:p><text:s/>0,055805 </text:p>
          </table:table-cell>
          <table:table-cell table:style-name="ce4" table:formula="of:=+['file:///home/suporte/Downloads/variaveis%20eixo%201/NECCULT%20-%202017%20-%20ATLAS%20-%20V01%20-%20TOTAL%20(FINAL)%20(08%20SET).xlsx'#$'Total x Ano'.I55]" office:value-type="float" office:value="0.0557103320184996" calcext:value-type="float">
            <text:p><text:s/>0,05571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4" table:formula="of:=+['file:///home/suporte/Downloads/variaveis%20eixo%201/NECCULT%20-%202017%20-%20ATLAS%20-%20V01%20-%20TOTAL%20(FINAL)%20(08%20SET).xlsx'#$'Total x Ano'.B56]" office:value-type="float" office:value="0.0854877045948656" calcext:value-type="float">
            <text:p><text:s/>0,085488 </text:p>
          </table:table-cell>
          <table:table-cell table:style-name="ce4" table:formula="of:=+['file:///home/suporte/Downloads/variaveis%20eixo%201/NECCULT%20-%202017%20-%20ATLAS%20-%20V01%20-%20TOTAL%20(FINAL)%20(08%20SET).xlsx'#$'Total x Ano'.C56]" office:value-type="float" office:value="0.0849973105590744" calcext:value-type="float">
            <text:p><text:s/>0,084997 </text:p>
          </table:table-cell>
          <table:table-cell table:style-name="ce4" table:formula="of:=+['file:///home/suporte/Downloads/variaveis%20eixo%201/NECCULT%20-%202017%20-%20ATLAS%20-%20V01%20-%20TOTAL%20(FINAL)%20(08%20SET).xlsx'#$'Total x Ano'.D56]" office:value-type="float" office:value="0.0849067692472084" calcext:value-type="float">
            <text:p><text:s/>0,084907 </text:p>
          </table:table-cell>
          <table:table-cell table:style-name="ce4" table:formula="of:=+['file:///home/suporte/Downloads/variaveis%20eixo%201/NECCULT%20-%202017%20-%20ATLAS%20-%20V01%20-%20TOTAL%20(FINAL)%20(08%20SET).xlsx'#$'Total x Ano'.E56]" office:value-type="float" office:value="0.0842040502435273" calcext:value-type="float">
            <text:p><text:s/>0,084204 </text:p>
          </table:table-cell>
          <table:table-cell table:style-name="ce4" table:formula="of:=+['file:///home/suporte/Downloads/variaveis%20eixo%201/NECCULT%20-%202017%20-%20ATLAS%20-%20V01%20-%20TOTAL%20(FINAL)%20(08%20SET).xlsx'#$'Total x Ano'.F56]" office:value-type="float" office:value="0.0829943840597466" calcext:value-type="float">
            <text:p><text:s/>0,082994 </text:p>
          </table:table-cell>
          <table:table-cell table:style-name="ce4" table:formula="of:=+['file:///home/suporte/Downloads/variaveis%20eixo%201/NECCULT%20-%202017%20-%20ATLAS%20-%20V01%20-%20TOTAL%20(FINAL)%20(08%20SET).xlsx'#$'Total x Ano'.G56]" office:value-type="float" office:value="0.0827020202020202" calcext:value-type="float">
            <text:p><text:s/>0,082702 </text:p>
          </table:table-cell>
          <table:table-cell table:style-name="ce4" table:formula="of:=+['file:///home/suporte/Downloads/variaveis%20eixo%201/NECCULT%20-%202017%20-%20ATLAS%20-%20V01%20-%20TOTAL%20(FINAL)%20(08%20SET).xlsx'#$'Total x Ano'.H56]" office:value-type="float" office:value="0.0821695748982197" calcext:value-type="float">
            <text:p><text:s/>0,082170 </text:p>
          </table:table-cell>
          <table:table-cell table:style-name="ce4" table:formula="of:=+['file:///home/suporte/Downloads/variaveis%20eixo%201/NECCULT%20-%202017%20-%20ATLAS%20-%20V01%20-%20TOTAL%20(FINAL)%20(08%20SET).xlsx'#$'Total x Ano'.I56]" office:value-type="float" office:value="0.081574858172657" calcext:value-type="float">
            <text:p><text:s/>0,08157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4" table:formula="of:=+['file:///home/suporte/Downloads/variaveis%20eixo%201/NECCULT%20-%202017%20-%20ATLAS%20-%20V01%20-%20TOTAL%20(FINAL)%20(08%20SET).xlsx'#$'Total x Ano'.B57]" office:value-type="float" office:value="0.0118842440832235" calcext:value-type="float">
            <text:p><text:s/>0,011884 </text:p>
          </table:table-cell>
          <table:table-cell table:style-name="ce4" table:formula="of:=+['file:///home/suporte/Downloads/variaveis%20eixo%201/NECCULT%20-%202017%20-%20ATLAS%20-%20V01%20-%20TOTAL%20(FINAL)%20(08%20SET).xlsx'#$'Total x Ano'.C57]" office:value-type="float" office:value="0.011460311536055" calcext:value-type="float">
            <text:p><text:s/>0,011460 </text:p>
          </table:table-cell>
          <table:table-cell table:style-name="ce4" table:formula="of:=+['file:///home/suporte/Downloads/variaveis%20eixo%201/NECCULT%20-%202017%20-%20ATLAS%20-%20V01%20-%20TOTAL%20(FINAL)%20(08%20SET).xlsx'#$'Total x Ano'.D57]" office:value-type="float" office:value="0.0119784153443394" calcext:value-type="float">
            <text:p><text:s/>0,011978 </text:p>
          </table:table-cell>
          <table:table-cell table:style-name="ce4" table:formula="of:=+['file:///home/suporte/Downloads/variaveis%20eixo%201/NECCULT%20-%202017%20-%20ATLAS%20-%20V01%20-%20TOTAL%20(FINAL)%20(08%20SET).xlsx'#$'Total x Ano'.E57]" office:value-type="float" office:value="0.0121199692386568" calcext:value-type="float">
            <text:p><text:s/>0,012120 </text:p>
          </table:table-cell>
          <table:table-cell table:style-name="ce4" table:formula="of:=+['file:///home/suporte/Downloads/variaveis%20eixo%201/NECCULT%20-%202017%20-%20ATLAS%20-%20V01%20-%20TOTAL%20(FINAL)%20(08%20SET).xlsx'#$'Total x Ano'.F57]" office:value-type="float" office:value="0.0122805813919299" calcext:value-type="float">
            <text:p><text:s/>0,012281 </text:p>
          </table:table-cell>
          <table:table-cell table:style-name="ce4" table:formula="of:=+['file:///home/suporte/Downloads/variaveis%20eixo%201/NECCULT%20-%202017%20-%20ATLAS%20-%20V01%20-%20TOTAL%20(FINAL)%20(08%20SET).xlsx'#$'Total x Ano'.G57]" office:value-type="float" office:value="0.0125497398224671" calcext:value-type="float">
            <text:p><text:s/>0,012550 </text:p>
          </table:table-cell>
          <table:table-cell table:style-name="ce4" table:formula="of:=+['file:///home/suporte/Downloads/variaveis%20eixo%201/NECCULT%20-%202017%20-%20ATLAS%20-%20V01%20-%20TOTAL%20(FINAL)%20(08%20SET).xlsx'#$'Total x Ano'.H57]" office:value-type="float" office:value="0.0126608222547257" calcext:value-type="float">
            <text:p><text:s/>0,012661 </text:p>
          </table:table-cell>
          <table:table-cell table:style-name="ce4" table:formula="of:=+['file:///home/suporte/Downloads/variaveis%20eixo%201/NECCULT%20-%202017%20-%20ATLAS%20-%20V01%20-%20TOTAL%20(FINAL)%20(08%20SET).xlsx'#$'Total x Ano'.I57]" office:value-type="float" office:value="0.0129552496804862" calcext:value-type="float">
            <text:p><text:s/>0,01295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4" table:formula="of:=+['file:///home/suporte/Downloads/variaveis%20eixo%201/NECCULT%20-%202017%20-%20ATLAS%20-%20V01%20-%20TOTAL%20(FINAL)%20(08%20SET).xlsx'#$'Total x Ano'.B58]" office:value-type="float" office:value="0.0142610928998682" calcext:value-type="float">
            <text:p><text:s/>0,014261 </text:p>
          </table:table-cell>
          <table:table-cell table:style-name="ce4" table:formula="of:=+['file:///home/suporte/Downloads/variaveis%20eixo%201/NECCULT%20-%202017%20-%20ATLAS%20-%20V01%20-%20TOTAL%20(FINAL)%20(08%20SET).xlsx'#$'Total x Ano'.C58]" office:value-type="float" office:value="0.0147315498863848" calcext:value-type="float">
            <text:p><text:s/>0,014732 </text:p>
          </table:table-cell>
          <table:table-cell table:style-name="ce4" table:formula="of:=+['file:///home/suporte/Downloads/variaveis%20eixo%201/NECCULT%20-%202017%20-%20ATLAS%20-%20V01%20-%20TOTAL%20(FINAL)%20(08%20SET).xlsx'#$'Total x Ano'.D58]" office:value-type="float" office:value="0.0150024042314473" calcext:value-type="float">
            <text:p><text:s/>0,015002 </text:p>
          </table:table-cell>
          <table:table-cell table:style-name="ce4" table:formula="of:=+['file:///home/suporte/Downloads/variaveis%20eixo%201/NECCULT%20-%202017%20-%20ATLAS%20-%20V01%20-%20TOTAL%20(FINAL)%20(08%20SET).xlsx'#$'Total x Ano'.E58]" office:value-type="float" office:value="0.0148064598820815" calcext:value-type="float">
            <text:p><text:s/>0,014806 </text:p>
          </table:table-cell>
          <table:table-cell table:style-name="ce4" table:formula="of:=+['file:///home/suporte/Downloads/variaveis%20eixo%201/NECCULT%20-%202017%20-%20ATLAS%20-%20V01%20-%20TOTAL%20(FINAL)%20(08%20SET).xlsx'#$'Total x Ano'.F58]" office:value-type="float" office:value="0.015240466132842" calcext:value-type="float">
            <text:p><text:s/>0,015240 </text:p>
          </table:table-cell>
          <table:table-cell table:style-name="ce4" table:formula="of:=+['file:///home/suporte/Downloads/variaveis%20eixo%201/NECCULT%20-%202017%20-%20ATLAS%20-%20V01%20-%20TOTAL%20(FINAL)%20(08%20SET).xlsx'#$'Total x Ano'.G58]" office:value-type="float" office:value="0.0152184726048362" calcext:value-type="float">
            <text:p><text:s/>0,015218 </text:p>
          </table:table-cell>
          <table:table-cell table:style-name="ce4" table:formula="of:=+['file:///home/suporte/Downloads/variaveis%20eixo%201/NECCULT%20-%202017%20-%20ATLAS%20-%20V01%20-%20TOTAL%20(FINAL)%20(08%20SET).xlsx'#$'Total x Ano'.H58]" office:value-type="float" office:value="0.0154370731979989" calcext:value-type="float">
            <text:p><text:s/>0,015437 </text:p>
          </table:table-cell>
          <table:table-cell table:style-name="ce4" table:formula="of:=+['file:///home/suporte/Downloads/variaveis%20eixo%201/NECCULT%20-%202017%20-%20ATLAS%20-%20V01%20-%20TOTAL%20(FINAL)%20(08%20SET).xlsx'#$'Total x Ano'.I58]" office:value-type="float" office:value="0.0156952528066643" calcext:value-type="float">
            <text:p><text:s/>0,01569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4" table:formula="of:=+['file:///home/suporte/Downloads/variaveis%20eixo%201/NECCULT%20-%202017%20-%20ATLAS%20-%20V01%20-%20TOTAL%20(FINAL)%20(08%20SET).xlsx'#$'Total x Ano'.B59]" office:value-type="float" office:value="0.0276660696382909" calcext:value-type="float">
            <text:p><text:s/>0,027666 </text:p>
          </table:table-cell>
          <table:table-cell table:style-name="ce4" table:formula="of:=+['file:///home/suporte/Downloads/variaveis%20eixo%201/NECCULT%20-%202017%20-%20ATLAS%20-%20V01%20-%20TOTAL%20(FINAL)%20(08%20SET).xlsx'#$'Total x Ano'.C59]" office:value-type="float" office:value="0.0274542520609899" calcext:value-type="float">
            <text:p><text:s/>0,027454 </text:p>
          </table:table-cell>
          <table:table-cell table:style-name="ce4" table:formula="of:=+['file:///home/suporte/Downloads/variaveis%20eixo%201/NECCULT%20-%202017%20-%20ATLAS%20-%20V01%20-%20TOTAL%20(FINAL)%20(08%20SET).xlsx'#$'Total x Ano'.D59]" office:value-type="float" office:value="0.0280707378319175" calcext:value-type="float">
            <text:p><text:s/>0,028071 </text:p>
          </table:table-cell>
          <table:table-cell table:style-name="ce4" table:formula="of:=+['file:///home/suporte/Downloads/variaveis%20eixo%201/NECCULT%20-%202017%20-%20ATLAS%20-%20V01%20-%20TOTAL%20(FINAL)%20(08%20SET).xlsx'#$'Total x Ano'.E59]" office:value-type="float" office:value="0.0290899769289926" calcext:value-type="float">
            <text:p><text:s/>0,029090 </text:p>
          </table:table-cell>
          <table:table-cell table:style-name="ce4" table:formula="of:=+['file:///home/suporte/Downloads/variaveis%20eixo%201/NECCULT%20-%202017%20-%20ATLAS%20-%20V01%20-%20TOTAL%20(FINAL)%20(08%20SET).xlsx'#$'Total x Ano'.F59]" office:value-type="float" office:value="0.0295988474091208" calcext:value-type="float">
            <text:p><text:s/>0,029599 </text:p>
          </table:table-cell>
          <table:table-cell table:style-name="ce4" table:formula="of:=+['file:///home/suporte/Downloads/variaveis%20eixo%201/NECCULT%20-%202017%20-%20ATLAS%20-%20V01%20-%20TOTAL%20(FINAL)%20(08%20SET).xlsx'#$'Total x Ano'.G59]" office:value-type="float" office:value="0.0299395469850015" calcext:value-type="float">
            <text:p><text:s/>0,029940 </text:p>
          </table:table-cell>
          <table:table-cell table:style-name="ce4" table:formula="of:=+['file:///home/suporte/Downloads/variaveis%20eixo%201/NECCULT%20-%202017%20-%20ATLAS%20-%20V01%20-%20TOTAL%20(FINAL)%20(08%20SET).xlsx'#$'Total x Ano'.H59]" office:value-type="float" office:value="0.0306319231593363" calcext:value-type="float">
            <text:p><text:s/>0,030632 </text:p>
          </table:table-cell>
          <table:table-cell table:style-name="ce4" table:formula="of:=+['file:///home/suporte/Downloads/variaveis%20eixo%201/NECCULT%20-%202017%20-%20ATLAS%20-%20V01%20-%20TOTAL%20(FINAL)%20(08%20SET).xlsx'#$'Total x Ano'.I59]" office:value-type="float" office:value="0.0309675521106299" calcext:value-type="float">
            <text:p><text:s/>0,03096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4" table:formula="of:=+['file:///home/suporte/Downloads/variaveis%20eixo%201/NECCULT%20-%202017%20-%20ATLAS%20-%20V01%20-%20TOTAL%20(FINAL)%20(08%20SET).xlsx'#$'Total x Ano'.B60]" office:value-type="float" office:value="0.0237910175391166" calcext:value-type="float">
            <text:p><text:s/>0,023791 </text:p>
          </table:table-cell>
          <table:table-cell table:style-name="ce4" table:formula="of:=+['file:///home/suporte/Downloads/variaveis%20eixo%201/NECCULT%20-%202017%20-%20ATLAS%20-%20V01%20-%20TOTAL%20(FINAL)%20(08%20SET).xlsx'#$'Total x Ano'.C60]" office:value-type="float" office:value="0.0249294707838897" calcext:value-type="float">
            <text:p><text:s/>0,024929 </text:p>
          </table:table-cell>
          <table:table-cell table:style-name="ce4" table:formula="of:=+['file:///home/suporte/Downloads/variaveis%20eixo%201/NECCULT%20-%202017%20-%20ATLAS%20-%20V01%20-%20TOTAL%20(FINAL)%20(08%20SET).xlsx'#$'Total x Ano'.D60]" office:value-type="float" office:value="0.0249719506331143" calcext:value-type="float">
            <text:p><text:s/>0,024972 </text:p>
          </table:table-cell>
          <table:table-cell table:style-name="ce4" table:formula="of:=+['file:///home/suporte/Downloads/variaveis%20eixo%201/NECCULT%20-%202017%20-%20ATLAS%20-%20V01%20-%20TOTAL%20(FINAL)%20(08%20SET).xlsx'#$'Total x Ano'.E60]" office:value-type="float" office:value="0.0250089720584466" calcext:value-type="float">
            <text:p><text:s/>0,025009 </text:p>
          </table:table-cell>
          <table:table-cell table:style-name="ce4" table:formula="of:=+['file:///home/suporte/Downloads/variaveis%20eixo%201/NECCULT%20-%202017%20-%20ATLAS%20-%20V01%20-%20TOTAL%20(FINAL)%20(08%20SET).xlsx'#$'Total x Ano'.F60]" office:value-type="float" office:value="0.0243651439268458" calcext:value-type="float">
            <text:p><text:s/>0,024365 </text:p>
          </table:table-cell>
          <table:table-cell table:style-name="ce4" table:formula="of:=+['file:///home/suporte/Downloads/variaveis%20eixo%201/NECCULT%20-%202017%20-%20ATLAS%20-%20V01%20-%20TOTAL%20(FINAL)%20(08%20SET).xlsx'#$'Total x Ano'.G60]" office:value-type="float" office:value="0.0239994643403734" calcext:value-type="float">
            <text:p><text:s/>0,023999 </text:p>
          </table:table-cell>
          <table:table-cell table:style-name="ce4" table:formula="of:=+['file:///home/suporte/Downloads/variaveis%20eixo%201/NECCULT%20-%202017%20-%20ATLAS%20-%20V01%20-%20TOTAL%20(FINAL)%20(08%20SET).xlsx'#$'Total x Ano'.H60]" office:value-type="float" office:value="0.0238589888111497" calcext:value-type="float">
            <text:p><text:s/>0,023859 </text:p>
          </table:table-cell>
          <table:table-cell table:style-name="ce4" table:formula="of:=+['file:///home/suporte/Downloads/variaveis%20eixo%201/NECCULT%20-%202017%20-%20ATLAS%20-%20V01%20-%20TOTAL%20(FINAL)%20(08%20SET).xlsx'#$'Total x Ano'.I60]" office:value-type="float" office:value="0.0232992212138766" calcext:value-type="float">
            <text:p><text:s/>0,02329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SUM(LARGE([.B3:.B29];{1|2|3|4}))" office:value-type="float" office:value="0.603832246291102" calcext:value-type="float">
            <text:p><text:s/>0,60383 </text:p>
          </table:table-cell>
          <table:table-cell table:style-name="ce5" table:formula="of:=SUM(LARGE([.C3:.C29];{1|2|3|4}))" office:value-type="float" office:value="0.603686180664566" calcext:value-type="float">
            <text:p><text:s/>0,60369 </text:p>
          </table:table-cell>
          <table:table-cell table:style-name="ce5" table:formula="of:=SUM(LARGE([.D3:.D29];{1|2|3|4}))" office:value-type="float" office:value="0.600192338515788" calcext:value-type="float">
            <text:p><text:s/>0,60019 </text:p>
          </table:table-cell>
          <table:table-cell table:style-name="ce5" table:formula="of:=SUM(LARGE([.E3:.E29];{1|2|3|4}))" office:value-type="float" office:value="0.595447321199693" calcext:value-type="float">
            <text:p><text:s/>0,59545 </text:p>
          </table:table-cell>
          <table:table-cell table:style-name="ce5" table:formula="of:=SUM(LARGE([.F3:.F29];{1|2|3|4}))" office:value-type="float" office:value="0.593104056610246" calcext:value-type="float">
            <text:p><text:s/>0,59310 </text:p>
          </table:table-cell>
          <table:table-cell table:style-name="ce5" table:formula="of:=SUM(LARGE([.G3:.G29];{1|2|3|4}))" office:value-type="float" office:value="0.590229951025406" calcext:value-type="float">
            <text:p><text:s/>0,59023 </text:p>
          </table:table-cell>
          <table:table-cell table:style-name="ce5" table:formula="of:=SUM(LARGE([.H3:.H29];{1|2|3|4}))" office:value-type="float" office:value="0.588304344180587" calcext:value-type="float">
            <text:p><text:s/>0,58830 </text:p>
          </table:table-cell>
          <table:table-cell table:style-name="ce5" table:formula="of:=SUM(LARGE([.I3:.I29];{1|2|3|4}))" office:value-type="float" office:value="0.5846964389154" calcext:value-type="float">
            <text:p><text:s/>0,58470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4- CONCENTRAÇÃO POR CADE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number-columns-repeated="1015"/>
        </table:table-row>
        <table:table-row table:style-name="ro2">
          <table:table-cell table:style-name="ce3" office:value-type="string" calcext:value-type="string">
            <text:p>Arquitetura e Design</text:p>
          </table:table-cell>
          <table:table-cell office:value-type="float" office:value="0.131706712626587" calcext:value-type="float">
            <text:p>0,1317067126</text:p>
          </table:table-cell>
          <table:table-cell office:value-type="float" office:value="0.135108730254564" calcext:value-type="float">
            <text:p>0,1351087303</text:p>
          </table:table-cell>
          <table:table-cell office:value-type="float" office:value="0.138697440829193" calcext:value-type="float">
            <text:p>0,1386974408</text:p>
          </table:table-cell>
          <table:table-cell office:value-type="float" office:value="0.143634965393489" calcext:value-type="float">
            <text:p>0,1436349654</text:p>
          </table:table-cell>
          <table:table-cell office:value-type="float" office:value="0.14626927110388" calcext:value-type="float">
            <text:p>0,1462692711</text:p>
          </table:table-cell>
          <table:table-cell office:value-type="float" office:value="0.150922099785736" calcext:value-type="float">
            <text:p>0,1509220998</text:p>
          </table:table-cell>
          <table:table-cell office:value-type="float" office:value="0.154892443566644" calcext:value-type="float">
            <text:p>0,1548924436</text:p>
          </table:table-cell>
          <table:table-cell office:value-type="float" office:value="0.15645601743304" calcext:value-type="float">
            <text:p>0,156456017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rtes Cênicas e Espetáculos</text:p>
          </table:table-cell>
          <table:table-cell office:value-type="float" office:value="0.0421411915785205" calcext:value-type="float">
            <text:p>0,0421411916</text:p>
          </table:table-cell>
          <table:table-cell office:value-type="float" office:value="0.0438104438126393" calcext:value-type="float">
            <text:p>0,0438104438</text:p>
          </table:table-cell>
          <table:table-cell office:value-type="float" office:value="0.044472939039376" calcext:value-type="float">
            <text:p>0,044472939</text:p>
          </table:table-cell>
          <table:table-cell office:value-type="float" office:value="0.045578056908485" calcext:value-type="float">
            <text:p>0,0455780569</text:p>
          </table:table-cell>
          <table:table-cell office:value-type="float" office:value="0.0481716341112015" calcext:value-type="float">
            <text:p>0,0481716341</text:p>
          </table:table-cell>
          <table:table-cell office:value-type="float" office:value="0.0491563360881543" calcext:value-type="float">
            <text:p>0,0491563361</text:p>
          </table:table-cell>
          <table:table-cell office:value-type="float" office:value="0.0504569634522401" calcext:value-type="float">
            <text:p>0,0504569635</text:p>
          </table:table-cell>
          <table:table-cell office:value-type="float" office:value="0.0509107292270065" calcext:value-type="float">
            <text:p>0,050910729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diovisual</text:p>
          </table:table-cell>
          <table:table-cell office:value-type="float" office:value="0.128665247316189" calcext:value-type="float">
            <text:p>0,1286652473</text:p>
          </table:table-cell>
          <table:table-cell office:value-type="float" office:value="0.12039913498798" calcext:value-type="float">
            <text:p>0,120399135</text:p>
          </table:table-cell>
          <table:table-cell office:value-type="float" office:value="0.11480472297911" calcext:value-type="float">
            <text:p>0,114804723</text:p>
          </table:table-cell>
          <table:table-cell office:value-type="float" office:value="0.106608561907203" calcext:value-type="float">
            <text:p>0,1066085619</text:p>
          </table:table-cell>
          <table:table-cell office:value-type="float" office:value="0.101567170761827" calcext:value-type="float">
            <text:p>0,1015671708</text:p>
          </table:table-cell>
          <table:table-cell office:value-type="float" office:value="0.0970787419651056" calcext:value-type="float">
            <text:p>0,097078742</text:p>
          </table:table-cell>
          <table:table-cell office:value-type="float" office:value="0.0929950903213184" calcext:value-type="float">
            <text:p>0,0929950903</text:p>
          </table:table-cell>
          <table:table-cell office:value-type="float" office:value="0.0901442639229857" calcext:value-type="float">
            <text:p>0,090144263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ultura Digital</text:p>
          </table:table-cell>
          <table:table-cell office:value-type="float" office:value="0.00197132010859158" calcext:value-type="float">
            <text:p>0,0019713201</text:p>
          </table:table-cell>
          <table:table-cell office:value-type="float" office:value="0.00343589799883641" calcext:value-type="float">
            <text:p>0,003435898</text:p>
          </table:table-cell>
          <table:table-cell office:value-type="float" office:value="0.00513971256077363" calcext:value-type="float">
            <text:p>0,0051397126</text:p>
          </table:table-cell>
          <table:table-cell office:value-type="float" office:value="0.00753652909510382" calcext:value-type="float">
            <text:p>0,0075365291</text:p>
          </table:table-cell>
          <table:table-cell office:value-type="float" office:value="0.0102909899932374" calcext:value-type="float">
            <text:p>0,01029099</text:p>
          </table:table-cell>
          <table:table-cell office:value-type="float" office:value="0.0121001683501684" calcext:value-type="float">
            <text:p>0,0121001684</text:p>
          </table:table-cell>
          <table:table-cell office:value-type="float" office:value="0.0135738175313726" calcext:value-type="float">
            <text:p>0,0135738175</text:p>
          </table:table-cell>
          <table:table-cell office:value-type="float" office:value="0.0156216956757602" calcext:value-type="float">
            <text:p>0,015621695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ditorial</text:p>
          </table:table-cell>
          <table:table-cell office:value-type="float" office:value="0.398882543115587" calcext:value-type="float">
            <text:p>0,3988825431</text:p>
          </table:table-cell>
          <table:table-cell office:value-type="float" office:value="0.398651986344226" calcext:value-type="float">
            <text:p>0,3986519863</text:p>
          </table:table-cell>
          <table:table-cell office:value-type="float" office:value="0.39181492760592" calcext:value-type="float">
            <text:p>0,3918149276</text:p>
          </table:table-cell>
          <table:table-cell office:value-type="float" office:value="0.383563188925916" calcext:value-type="float">
            <text:p>0,3835631889</text:p>
          </table:table-cell>
          <table:table-cell office:value-type="float" office:value="0.373357116954651" calcext:value-type="float">
            <text:p>0,373357117</text:p>
          </table:table-cell>
          <table:table-cell office:value-type="float" office:value="0.363540710131619" calcext:value-type="float">
            <text:p>0,3635407101</text:p>
          </table:table-cell>
          <table:table-cell office:value-type="float" office:value="0.351065316427394" calcext:value-type="float">
            <text:p>0,3510653164</text:p>
          </table:table-cell>
          <table:table-cell office:value-type="float" office:value="0.343171599591758" calcext:value-type="float">
            <text:p>0,343171599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ducação e Criação em Artes</text:p>
          </table:table-cell>
          <table:table-cell office:value-type="float" office:value="0.0876167303121445" calcext:value-type="float">
            <text:p>0,0876167303</text:p>
          </table:table-cell>
          <table:table-cell office:value-type="float" office:value="0.0938669769586265" calcext:value-type="float">
            <text:p>0,093866977</text:p>
          </table:table-cell>
          <table:table-cell office:value-type="float" office:value="0.101982155259924" calcext:value-type="float">
            <text:p>0,1019821553</text:p>
          </table:table-cell>
          <table:table-cell office:value-type="float" office:value="0.109643681107408" calcext:value-type="float">
            <text:p>0,1096436811</text:p>
          </table:table-cell>
          <table:table-cell office:value-type="float" office:value="0.11709186423734" calcext:value-type="float">
            <text:p>0,1170918642</text:p>
          </table:table-cell>
          <table:table-cell office:value-type="float" office:value="0.125229568411387" calcext:value-type="float">
            <text:p>0,1252295684</text:p>
          </table:table-cell>
          <table:table-cell office:value-type="float" office:value="0.132244570938801" calcext:value-type="float">
            <text:p>0,1322445709</text:p>
          </table:table-cell>
          <table:table-cell office:value-type="float" office:value="0.136632370654383" calcext:value-type="float">
            <text:p>0,136632370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Entretenimento</text:p>
          </table:table-cell>
          <table:table-cell office:value-type="float" office:value="0.0795286855237516" calcext:value-type="float">
            <text:p>0,0795286855</text:p>
          </table:table-cell>
          <table:table-cell office:value-type="float" office:value="0.0750957770288813" calcext:value-type="float">
            <text:p>0,075095777</text:p>
          </table:table-cell>
          <table:table-cell office:value-type="float" office:value="0.0723085964631084" calcext:value-type="float">
            <text:p>0,0723085965</text:p>
          </table:table-cell>
          <table:table-cell office:value-type="float" office:value="0.0691822609587285" calcext:value-type="float">
            <text:p>0,069182261</text:p>
          </table:table-cell>
          <table:table-cell office:value-type="float" office:value="0.0649998529858572" calcext:value-type="float">
            <text:p>0,064999853</text:p>
          </table:table-cell>
          <table:table-cell office:value-type="float" office:value="0.0611225895316804" calcext:value-type="float">
            <text:p>0,0611225895</text:p>
          </table:table-cell>
          <table:table-cell office:value-type="float" office:value="0.0594005906520463" calcext:value-type="float">
            <text:p>0,0594005907</text:p>
          </table:table-cell>
          <table:table-cell office:value-type="float" office:value="0.058008992359253" calcext:value-type="float">
            <text:p>0,058008992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úsica</text:p>
          </table:table-cell>
          <table:table-cell office:value-type="float" office:value="0.0580807227422752" calcext:value-type="float">
            <text:p>0,0580807227</text:p>
          </table:table-cell>
          <table:table-cell office:value-type="float" office:value="0.0527789060012953" calcext:value-type="float">
            <text:p>0,052778906</text:p>
          </table:table-cell>
          <table:table-cell office:value-type="float" office:value="0.0500293850510231" calcext:value-type="float">
            <text:p>0,0500293851</text:p>
          </table:table-cell>
          <table:table-cell office:value-type="float" office:value="0.0479056652140477" calcext:value-type="float">
            <text:p>0,0479056652</text:p>
          </table:table-cell>
          <table:table-cell office:value-type="float" office:value="0.0453783653987514" calcext:value-type="float">
            <text:p>0,0453783654</text:p>
          </table:table-cell>
          <table:table-cell office:value-type="float" office:value="0.0437519130700949" calcext:value-type="float">
            <text:p>0,0437519131</text:p>
          </table:table-cell>
          <table:table-cell office:value-type="float" office:value="0.0423052199107501" calcext:value-type="float">
            <text:p>0,0423052199</text:p>
          </table:table-cell>
          <table:table-cell office:value-type="float" office:value="0.0410081004790408" calcext:value-type="float">
            <text:p>0,041008100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trimônio</text:p>
          </table:table-cell>
          <table:table-cell office:value-type="float" office:value="0.00486634449663749" calcext:value-type="float">
            <text:p>0,0048663445</text:p>
          </table:table-cell>
          <table:table-cell office:value-type="float" office:value="0.00445678781957693" calcext:value-type="float">
            <text:p>0,0044567878</text:p>
          </table:table-cell>
          <table:table-cell office:value-type="float" office:value="0.00444515680931773" calcext:value-type="float">
            <text:p>0,0044451568</text:p>
          </table:table-cell>
          <table:table-cell office:value-type="float" office:value="0.00410151243270956" calcext:value-type="float">
            <text:p>0,0041015124</text:p>
          </table:table-cell>
          <table:table-cell office:value-type="float" office:value="0.00388117336887809" calcext:value-type="float">
            <text:p>0,0038811734</text:p>
          </table:table-cell>
          <table:table-cell office:value-type="float" office:value="0.00352004897459443" calcext:value-type="float">
            <text:p>0,003520049</text:p>
          </table:table-cell>
          <table:table-cell office:value-type="float" office:value="0.00354950204492309" calcext:value-type="float">
            <text:p>0,003549502</text:p>
          </table:table-cell>
          <table:table-cell office:value-type="float" office:value="0.00359510477293833" calcext:value-type="float">
            <text:p>0,003595104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ublicidade</text:p>
          </table:table-cell>
          <table:table-cell office:value-type="float" office:value="0.0665405021797168" calcext:value-type="float">
            <text:p>0,0665405022</text:p>
          </table:table-cell>
          <table:table-cell office:value-type="float" office:value="0.0723953587933741" calcext:value-type="float">
            <text:p>0,0723953588</text:p>
          </table:table-cell>
          <table:table-cell office:value-type="float" office:value="0.0763049634022546" calcext:value-type="float">
            <text:p>0,0763049634</text:p>
          </table:table-cell>
          <table:table-cell office:value-type="float" office:value="0.0822455780569085" calcext:value-type="float">
            <text:p>0,0822455781</text:p>
          </table:table-cell>
          <table:table-cell office:value-type="float" office:value="0.0889925610843763" calcext:value-type="float">
            <text:p>0,0889925611</text:p>
          </table:table-cell>
          <table:table-cell office:value-type="float" office:value="0.0935778236914601" calcext:value-type="float">
            <text:p>0,0935778237</text:p>
          </table:table-cell>
          <table:table-cell office:value-type="float" office:value="0.0995164851545105" calcext:value-type="float">
            <text:p>0,0995164852</text:p>
          </table:table-cell>
          <table:table-cell office:value-type="float" office:value="0.104451125883835" calcext:value-type="float">
            <text:p>0,10445112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SUM(LARGE([.B34:.B43];{1|2|3|4}))" office:value-type="float" office:value="0.746871233370507" calcext:value-type="float">
            <text:p><text:s/>0,74687 </text:p>
          </table:table-cell>
          <table:table-cell table:style-name="ce5" table:formula="of:=SUM(LARGE([.C34:.C43];{1|2|3|4}))" office:value-type="float" office:value="0.748026828545397" calcext:value-type="float">
            <text:p><text:s/>0,74803 </text:p>
          </table:table-cell>
          <table:table-cell table:style-name="ce5" table:formula="of:=SUM(LARGE([.D34:.D43];{1|2|3|4}))" office:value-type="float" office:value="0.747299246674147" calcext:value-type="float">
            <text:p><text:s/>0,74730 </text:p>
          </table:table-cell>
          <table:table-cell table:style-name="ce5" table:formula="of:=SUM(LARGE([.E34:.E43];{1|2|3|4}))" office:value-type="float" office:value="0.743450397334017" calcext:value-type="float">
            <text:p><text:s/>0,74345 </text:p>
          </table:table-cell>
          <table:table-cell table:style-name="ce5" table:formula="of:=SUM(LARGE([.F34:.F43];{1|2|3|4}))" office:value-type="float" office:value="0.738285423057698" calcext:value-type="float">
            <text:p><text:s/>0,73829 </text:p>
          </table:table-cell>
          <table:table-cell table:style-name="ce5" table:formula="of:=SUM(LARGE([.G34:.G43];{1|2|3|4}))" office:value-type="float" office:value="0.736771120293848" calcext:value-type="float">
            <text:p><text:s/>0,73677 </text:p>
          </table:table-cell>
          <table:table-cell table:style-name="ce5" table:formula="of:=SUM(LARGE([.H34:.H43];{1|2|3|4}))" office:value-type="float" office:value="0.737718816087349" calcext:value-type="float">
            <text:p><text:s/>0,73772 </text:p>
          </table:table-cell>
          <table:table-cell table:style-name="ce5" table:formula="of:=SUM(LARGE([.I34:.I43];{1|2|3|4}))" office:value-type="float" office:value="0.740711113563015" calcext:value-type="float">
            <text:p><text:s/>0,74071 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x Ano_TX_VAR" table:style-name="ta2">
        <table:table-column table:style-name="co4" table:default-cell-style-name="ce2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4 - CONCENTRAÇÃO POR UF</text:p>
          </table:table-cell>
          <table:table-cell table:style-name="ce2"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 - Rondôn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2 - Acr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3 - Amazon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4 - Roraim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5 - P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6 - Amap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7 - Tocantin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1 - Maranhã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2 - Piauí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3 - Cear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4 - Rio Grande do Nort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5 - Paraíb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6 - Pernambuc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7 - Alagoa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8 - Sergipe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29 - Bahi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1 - Minas Gerai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2 - Espírito Sant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3 - Rio de Janeir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35 - São Paul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1 - Paraná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2 - Santa Catarina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43 - Rio Grande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0 - Mato Grosso do Su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1 - Mato Grosso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2 - Goiás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53 - Distrito Federal</text:p>
          </table:table-cell>
          <table:table-cell table:style-name="ce6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table:style-name="ce6" table:formula="of:=+[$'Total x Ano'.C30]/[$'Total x Ano'.B30]-1" office:value-type="float" office:value="-0.000241897691673154" calcext:value-type="float">
            <text:p>-0,0002 </text:p>
          </table:table-cell>
          <table:table-cell table:style-name="ce6" table:formula="of:=+[$'Total x Ano'.D30]/[$'Total x Ano'.C30]-1" office:value-type="float" office:value="-0.00578751387837362" calcext:value-type="float">
            <text:p>-0,0058 </text:p>
          </table:table-cell>
          <table:table-cell table:style-name="ce6" table:formula="of:=+[$'Total x Ano'.E30]/[$'Total x Ano'.D30]-1" office:value-type="float" office:value="-0.00790582786816185" calcext:value-type="float">
            <text:p>-0,0079 </text:p>
          </table:table-cell>
          <table:table-cell table:style-name="ce6" table:formula="of:=+[$'Total x Ano'.F30]/[$'Total x Ano'.E30]-1" office:value-type="float" office:value="-0.00393530125339281" calcext:value-type="float">
            <text:p>-0,0039 </text:p>
          </table:table-cell>
          <table:table-cell table:style-name="ce6" table:formula="of:=+[$'Total x Ano'.G30]/[$'Total x Ano'.F30]-1" office:value-type="float" office:value="-0.00484587072505716" calcext:value-type="float">
            <text:p>-0,0048 </text:p>
          </table:table-cell>
          <table:table-cell table:style-name="ce6" table:formula="of:=+[$'Total x Ano'.H30]/[$'Total x Ano'.G30]-1" office:value-type="float" office:value="-0.00326246887585691" calcext:value-type="float">
            <text:p>-0,0033 </text:p>
          </table:table-cell>
          <table:table-cell table:style-name="ce6" table:formula="of:=+[$'Total x Ano'.I30]/[$'Total x Ano'.H30]-1" office:value-type="float" office:value="-0.00613271906093427" calcext:value-type="float">
            <text:p>-0,0061 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4- CONCENTRAÇÃO POR CADEI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quitetur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rtes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udiovisual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Design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ditor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Entreteniment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Formaç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Gestã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Música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Patrimônio</text:p>
          </table:table-cell>
          <table:table-cell table:style-name="ce5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C4</text:p>
          </table:table-cell>
          <table:table-cell table:style-name="ce5" table:formula="of:=+[$'Total x Ano'.C44]/[$'Total x Ano'.B44]-1" office:value-type="float" office:value="0.00154724820458663" calcext:value-type="float">
            <text:p><text:s/>0,00155 </text:p>
          </table:table-cell>
          <table:table-cell table:style-name="ce5" table:formula="of:=+[$'Total x Ano'.D44]/[$'Total x Ano'.C44]-1" office:value-type="float" office:value="-0.00097266814970387" calcext:value-type="float">
            <text:p>-0,00097 </text:p>
          </table:table-cell>
          <table:table-cell table:style-name="ce5" table:formula="of:=+[$'Total x Ano'.E44]/[$'Total x Ano'.D44]-1" office:value-type="float" office:value="-0.00515034553729166" calcext:value-type="float">
            <text:p>-0,00515 </text:p>
          </table:table-cell>
          <table:table-cell table:style-name="ce5" table:formula="of:=+[$'Total x Ano'.F44]/[$'Total x Ano'.E44]-1" office:value-type="float" office:value="-0.00694730179019365" calcext:value-type="float">
            <text:p>-0,00695 </text:p>
          </table:table-cell>
          <table:table-cell table:style-name="ce5" table:formula="of:=+[$'Total x Ano'.G44]/[$'Total x Ano'.F44]-1" office:value-type="float" office:value="-0.00205110749387261" calcext:value-type="float">
            <text:p>-0,00205 </text:p>
          </table:table-cell>
          <table:table-cell table:style-name="ce5" table:formula="of:=+[$'Total x Ano'.H44]/[$'Total x Ano'.G44]-1" office:value-type="float" office:value="0.00128628249316276" calcext:value-type="float">
            <text:p><text:s/>0,00129 </text:p>
          </table:table-cell>
          <table:table-cell table:style-name="ce5" table:formula="of:=+[$'Total x Ano'.I44]/[$'Total x Ano'.H44]-1" office:value-type="float" office:value="0.00405614905084883" calcext:value-type="float">
            <text:p><text:s/>0,00406 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otal_20_x_20_Ano" style:display-name="PageStyle_Total x 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20_x_20_Ano_5f_TX_5f_VAR" style:display-name="PageStyle_Total x Ano_TX_V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Rodrigues Sanguinet</meta:initial-creator>
    <dc:creator>Artur Peluso Waismann</dc:creator>
    <meta:creation-date>2017-03-30T12:48:29</meta:creation-date>
    <dc:date>2017-09-18T18:48:28</dc:date>
    <meta:generator>LibreOffice/5.1.6.2$Linux_X86_64 LibreOffice_project/10m0$Build-2</meta:generator>
    <meta:document-statistic meta:table-count="2" meta:cell-count="438" meta:object-count="0"/>
    <meta:user-defined meta:name="AppVersion">15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